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1"/>
        <table:table-column table:style-name="co2" table:number-columns-repeated="7" table:default-cell-style-name="Default"/>
        <table:table-row table:style-name="ro1">
          <table:table-cell table:style-name="Default" office:value-type="string">
            <text:p>ring.out</text:p>
          </table:table-cell>
          <table:table-cell table:style-name="Default" table:number-columns-repeated="5"/>
          <table:table-cell>
            <draw:frame table:end-cell-address="Sheet1.M23" table:end-x="0.011in" table:end-y="0.1886in" draw:z-index="1" draw:style-name="gr1" svg:width="5.3071in" svg:height="4.5051in" svg:x="0.0382in" svg:y="0.1929in">
              <draw:object draw:notify-on-update-of-ranges=" Sheet1.F2:Sheet1.F62 Sheet1.B2:Sheet1.B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S23" table:end-x="0.6551in" table:end-y="0.1886in" draw:z-index="0" draw:style-name="gr1" svg:width="5.537in" svg:height="4.5051in" svg:x="0.4524in" svg:y="0.1929in">
              <draw:object draw:notify-on-update-of-ranges="Sheet1.B2:Sheet1.B2 Sheet1.B3:Sheet1.B62 Sheet1.A2:Sheet1.A62 Sheet1.B2:Sheet1.B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Default" office:value-type="string">
            <text:p>1-T/Tc</text:p>
          </table:table-cell>
          <table:table-cell table:style-name="Default" office:value-type="string">
            <text:p>superfluid fraction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a0/kr</text:p>
          </table:table-cell>
          <table:table-cell table:style-name="Default" office:value-type="string">
            <text:p>T/Tc</text:p>
          </table:table-cell>
          <table:table-cell table:number-columns-repeated="7"/>
        </table:table-row>
        <table:table-row table:style-name="ro3">
          <table:table-cell office:value-type="float" office:value="0.00000001">
            <text:p>1.00000000E-008</text:p>
          </table:table-cell>
          <table:table-cell office:value-type="float" office:value="0.0000101079">
            <text:p>1.01079000E-005</text:p>
          </table:table-cell>
          <table:table-cell office:value-type="float" office:value="5.00017">
            <text:p>5.00017000E+000</text:p>
          </table:table-cell>
          <table:table-cell office:value-type="float" office:value="0.00000675029">
            <text:p>6.75029000E-006</text:p>
          </table:table-cell>
          <table:table-cell office:value-type="float" office:value="809642">
            <text:p>8.09642000E+005</text:p>
          </table:table-cell>
          <table:table-cell table:formula="oooc:=1-[.A3]" office:value-type="float" office:value="0.99999999">
            <text:p>9.99999990E-001</text:p>
          </table:table-cell>
          <table:table-cell table:number-columns-repeated="7"/>
        </table:table-row>
        <table:table-row table:style-name="ro3">
          <table:table-cell office:value-type="float" office:value="0.0000000125893">
            <text:p>1.25893000E-008</text:p>
          </table:table-cell>
          <table:table-cell office:value-type="float" office:value="0.0000117986">
            <text:p>1.17986000E-005</text:p>
          </table:table-cell>
          <table:table-cell office:value-type="float" office:value="5.00048">
            <text:p>5.00048000E+000</text:p>
          </table:table-cell>
          <table:table-cell office:value-type="float" office:value="0.00000675209">
            <text:p>6.75209000E-006</text:p>
          </table:table-cell>
          <table:table-cell office:value-type="float" office:value="693625">
            <text:p>6.93625000E+005</text:p>
          </table:table-cell>
          <table:table-cell table:formula="oooc:=1-[.A4]" office:value-type="float" office:value="0.9999999874107">
            <text:p>9.99999987E-001</text:p>
          </table:table-cell>
          <table:table-cell table:number-columns-repeated="7"/>
        </table:table-row>
        <table:table-row table:style-name="ro3">
          <table:table-cell office:value-type="float" office:value="0.0000000158489">
            <text:p>1.58489000E-008</text:p>
          </table:table-cell>
          <table:table-cell office:value-type="float" office:value="0.0000137721">
            <text:p>1.37721000E-005</text:p>
          </table:table-cell>
          <table:table-cell office:value-type="float" office:value="5.00029">
            <text:p>5.00029000E+000</text:p>
          </table:table-cell>
          <table:table-cell office:value-type="float" office:value="0.00000675098">
            <text:p>6.75098000E-006</text:p>
          </table:table-cell>
          <table:table-cell office:value-type="float" office:value="594231">
            <text:p>5.94231000E+005</text:p>
          </table:table-cell>
          <table:table-cell table:formula="oooc:=1-[.A5]" office:value-type="float" office:value="0.9999999841511">
            <text:p>9.99999984E-001</text:p>
          </table:table-cell>
          <table:table-cell table:number-columns-repeated="7"/>
        </table:table-row>
        <table:table-row table:style-name="ro3">
          <table:table-cell office:value-type="float" office:value="0.0000000199526">
            <text:p>1.99526000E-008</text:p>
          </table:table-cell>
          <table:table-cell office:value-type="float" office:value="0.0000160757">
            <text:p>1.60757000E-005</text:p>
          </table:table-cell>
          <table:table-cell office:value-type="float" office:value="5.0001">
            <text:p>5.00010000E+000</text:p>
          </table:table-cell>
          <table:table-cell office:value-type="float" office:value="0.00000674987">
            <text:p>6.74987000E-006</text:p>
          </table:table-cell>
          <table:table-cell office:value-type="float" office:value="509081">
            <text:p>5.09081000E+005</text:p>
          </table:table-cell>
          <table:table-cell table:formula="oooc:=1-[.A6]" office:value-type="float" office:value="0.9999999800474">
            <text:p>9.99999980E-001</text:p>
          </table:table-cell>
          <table:table-cell table:number-columns-repeated="7"/>
        </table:table-row>
        <table:table-row table:style-name="ro3">
          <table:table-cell office:value-type="float" office:value="0.0000000251189">
            <text:p>2.51189000E-008</text:p>
          </table:table-cell>
          <table:table-cell office:value-type="float" office:value="0.0000187645">
            <text:p>1.87645000E-005</text:p>
          </table:table-cell>
          <table:table-cell office:value-type="float" office:value="5.00041">
            <text:p>5.00041000E+000</text:p>
          </table:table-cell>
          <table:table-cell office:value-type="float" office:value="0.00000675167">
            <text:p>6.75167000E-006</text:p>
          </table:table-cell>
          <table:table-cell office:value-type="float" office:value="436132">
            <text:p>4.36132000E+005</text:p>
          </table:table-cell>
          <table:table-cell table:formula="oooc:=1-[.A7]" office:value-type="float" office:value="0.9999999748811">
            <text:p>9.99999975E-001</text:p>
          </table:table-cell>
          <table:table-cell table:number-columns-repeated="7"/>
        </table:table-row>
        <table:table-row table:style-name="ro3">
          <table:table-cell office:value-type="float" office:value="0.0000000316228">
            <text:p>3.16228000E-008</text:p>
          </table:table-cell>
          <table:table-cell office:value-type="float" office:value="0.0000219031">
            <text:p>2.19031000E-005</text:p>
          </table:table-cell>
          <table:table-cell office:value-type="float" office:value="5.00022">
            <text:p>5.00022000E+000</text:p>
          </table:table-cell>
          <table:table-cell office:value-type="float" office:value="0.00000675057">
            <text:p>6.75057000E-006</text:p>
          </table:table-cell>
          <table:table-cell office:value-type="float" office:value="373636">
            <text:p>3.73636000E+005</text:p>
          </table:table-cell>
          <table:table-cell table:formula="oooc:=1-[.A8]" office:value-type="float" office:value="0.9999999683772">
            <text:p>9.99999968E-001</text:p>
          </table:table-cell>
          <table:table-cell table:number-columns-repeated="7"/>
        </table:table-row>
        <table:table-row table:style-name="ro3">
          <table:table-cell office:value-type="float" office:value="0.0000000398107">
            <text:p>3.98107000E-008</text:p>
          </table:table-cell>
          <table:table-cell office:value-type="float" office:value="0.0000255667">
            <text:p>2.55667000E-005</text:p>
          </table:table-cell>
          <table:table-cell office:value-type="float" office:value="5.00003">
            <text:p>5.00003000E+000</text:p>
          </table:table-cell>
          <table:table-cell office:value-type="float" office:value="0.00000674946">
            <text:p>6.74946000E-006</text:p>
          </table:table-cell>
          <table:table-cell office:value-type="float" office:value="320096">
            <text:p>3.20096000E+005</text:p>
          </table:table-cell>
          <table:table-cell table:formula="oooc:=1-[.A9]" office:value-type="float" office:value="0.9999999601893">
            <text:p>9.99999960E-001</text:p>
          </table:table-cell>
          <table:table-cell table:number-columns-repeated="7"/>
        </table:table-row>
        <table:table-row table:style-name="ro3">
          <table:table-cell office:value-type="float" office:value="0.0000000501187">
            <text:p>5.01187000E-008</text:p>
          </table:table-cell>
          <table:table-cell office:value-type="float" office:value="0.0000298431">
            <text:p>2.98431000E-005</text:p>
          </table:table-cell>
          <table:table-cell office:value-type="float" office:value="5.00033">
            <text:p>5.00033000E+000</text:p>
          </table:table-cell>
          <table:table-cell office:value-type="float" office:value="0.00000675126">
            <text:p>6.75126000E-006</text:p>
          </table:table-cell>
          <table:table-cell office:value-type="float" office:value="274228">
            <text:p>2.74228000E+005</text:p>
          </table:table-cell>
          <table:table-cell table:formula="oooc:=1-[.A10]" office:value-type="float" office:value="0.9999999498813">
            <text:p>9.99999950E-001</text:p>
          </table:table-cell>
          <table:table-cell table:number-columns-repeated="7"/>
        </table:table-row>
        <table:table-row table:style-name="ro3">
          <table:table-cell office:value-type="float" office:value="0.0000000630957">
            <text:p>6.30957000E-008</text:p>
          </table:table-cell>
          <table:table-cell office:value-type="float" office:value="0.0000348348">
            <text:p>3.48348000E-005</text:p>
          </table:table-cell>
          <table:table-cell office:value-type="float" office:value="5.00014">
            <text:p>5.00014000E+000</text:p>
          </table:table-cell>
          <table:table-cell office:value-type="float" office:value="0.00000675015">
            <text:p>6.75015000E-006</text:p>
          </table:table-cell>
          <table:table-cell office:value-type="float" office:value="234932">
            <text:p>2.34932000E+005</text:p>
          </table:table-cell>
          <table:table-cell table:formula="oooc:=1-[.A11]" office:value-type="float" office:value="0.9999999369043">
            <text:p>9.99999937E-001</text:p>
          </table:table-cell>
          <table:table-cell table:number-columns-repeated="7"/>
        </table:table-row>
        <table:table-row table:style-name="ro3">
          <table:table-cell office:value-type="float" office:value="0.0000000794328">
            <text:p>7.94328000E-008</text:p>
          </table:table-cell>
          <table:table-cell office:value-type="float" office:value="0.0000406613">
            <text:p>4.06613000E-005</text:p>
          </table:table-cell>
          <table:table-cell office:value-type="float" office:value="5.00045">
            <text:p>5.00045000E+000</text:p>
          </table:table-cell>
          <table:table-cell office:value-type="float" office:value="0.00000675196">
            <text:p>6.75196000E-006</text:p>
          </table:table-cell>
          <table:table-cell office:value-type="float" office:value="201268">
            <text:p>2.01268000E+005</text:p>
          </table:table-cell>
          <table:table-cell table:formula="oooc:=1-[.A12]" office:value-type="float" office:value="0.9999999205672">
            <text:p>9.99999921E-001</text:p>
          </table:table-cell>
          <table:table-cell table:number-columns-repeated="7"/>
        </table:table-row>
        <table:table-row table:style-name="ro3">
          <table:table-cell office:value-type="float" office:value="0.0000001">
            <text:p>1.00000000E-007</text:p>
          </table:table-cell>
          <table:table-cell office:value-type="float" office:value="0.0000474625">
            <text:p>4.74625000E-005</text:p>
          </table:table-cell>
          <table:table-cell office:value-type="float" office:value="5.00026">
            <text:p>5.00026000E+000</text:p>
          </table:table-cell>
          <table:table-cell office:value-type="float" office:value="0.00000675085">
            <text:p>6.75085000E-006</text:p>
          </table:table-cell>
          <table:table-cell office:value-type="float" office:value="172427">
            <text:p>1.72427000E+005</text:p>
          </table:table-cell>
          <table:table-cell table:formula="oooc:=1-[.A13]" office:value-type="float" office:value="0.9999999">
            <text:p>9.99999900E-001</text:p>
          </table:table-cell>
          <table:table-cell table:number-columns-repeated="7"/>
        </table:table-row>
        <table:table-row table:style-name="ro3">
          <table:table-cell office:value-type="float" office:value="0.000000125893">
            <text:p>1.25893000E-007</text:p>
          </table:table-cell>
          <table:table-cell office:value-type="float" office:value="0.0000554012">
            <text:p>5.54012000E-005</text:p>
          </table:table-cell>
          <table:table-cell office:value-type="float" office:value="5.00007">
            <text:p>5.00007000E+000</text:p>
          </table:table-cell>
          <table:table-cell office:value-type="float" office:value="0.00000674974">
            <text:p>6.74974000E-006</text:p>
          </table:table-cell>
          <table:table-cell office:value-type="float" office:value="147719">
            <text:p>1.47719000E+005</text:p>
          </table:table-cell>
          <table:table-cell table:formula="oooc:=1-[.A14]" office:value-type="float" office:value="0.999999874107">
            <text:p>9.99999874E-001</text:p>
          </table:table-cell>
          <table:table-cell table:number-columns-repeated="7"/>
        </table:table-row>
        <table:table-row table:style-name="ro3">
          <table:table-cell office:value-type="float" office:value="0.000000158489">
            <text:p>1.58489000E-007</text:p>
          </table:table-cell>
          <table:table-cell office:value-type="float" office:value="0.0000646678">
            <text:p>6.46678000E-005</text:p>
          </table:table-cell>
          <table:table-cell office:value-type="float" office:value="5.00038">
            <text:p>5.00038000E+000</text:p>
          </table:table-cell>
          <table:table-cell office:value-type="float" office:value="0.00000675155">
            <text:p>6.75155000E-006</text:p>
          </table:table-cell>
          <table:table-cell office:value-type="float" office:value="126552">
            <text:p>1.26552000E+005</text:p>
          </table:table-cell>
          <table:table-cell table:formula="oooc:=1-[.A15]" office:value-type="float" office:value="0.999999841511">
            <text:p>9.99999842E-001</text:p>
          </table:table-cell>
          <table:table-cell table:number-columns-repeated="7"/>
        </table:table-row>
        <table:table-row table:style-name="ro3">
          <table:table-cell office:value-type="float" office:value="0.000000199526">
            <text:p>1.99526000E-007</text:p>
          </table:table-cell>
          <table:table-cell office:value-type="float" office:value="0.0000754844">
            <text:p>7.54844000E-005</text:p>
          </table:table-cell>
          <table:table-cell office:value-type="float" office:value="5.00019">
            <text:p>5.00019000E+000</text:p>
          </table:table-cell>
          <table:table-cell office:value-type="float" office:value="0.00000675044">
            <text:p>6.75044000E-006</text:p>
          </table:table-cell>
          <table:table-cell office:value-type="float" office:value="108417">
            <text:p>1.08417000E+005</text:p>
          </table:table-cell>
          <table:table-cell table:formula="oooc:=1-[.A16]" office:value-type="float" office:value="0.999999800474">
            <text:p>9.99999800E-001</text:p>
          </table:table-cell>
          <table:table-cell table:number-columns-repeated="7"/>
        </table:table-row>
        <table:table-row table:style-name="ro3">
          <table:table-cell office:value-type="float" office:value="0.000000251189">
            <text:p>2.51189000E-007</text:p>
          </table:table-cell>
          <table:table-cell office:value-type="float" office:value="0.0000881101">
            <text:p>8.81101000E-005</text:p>
          </table:table-cell>
          <table:table-cell office:value-type="float" office:value="5">
            <text:p>5.00000000E+000</text:p>
          </table:table-cell>
          <table:table-cell office:value-type="float" office:value="0.00000674934">
            <text:p>6.74934000E-006</text:p>
          </table:table-cell>
          <table:table-cell office:value-type="float" office:value="92881.6">
            <text:p>9.28816000E+004</text:p>
          </table:table-cell>
          <table:table-cell table:formula="oooc:=1-[.A17]" office:value-type="float" office:value="0.999999748811">
            <text:p>9.99999749E-001</text:p>
          </table:table-cell>
          <table:table-cell table:number-columns-repeated="7"/>
        </table:table-row>
        <table:table-row table:style-name="ro3">
          <table:table-cell office:value-type="float" office:value="0.000000316228">
            <text:p>3.16228000E-007</text:p>
          </table:table-cell>
          <table:table-cell office:value-type="float" office:value="0.000102848">
            <text:p>1.02848000E-004</text:p>
          </table:table-cell>
          <table:table-cell office:value-type="float" office:value="5.00031">
            <text:p>5.00031000E+000</text:p>
          </table:table-cell>
          <table:table-cell office:value-type="float" office:value="0.00000675114">
            <text:p>6.75114000E-006</text:p>
          </table:table-cell>
          <table:table-cell office:value-type="float" office:value="79572.1">
            <text:p>7.95721000E+004</text:p>
          </table:table-cell>
          <table:table-cell table:formula="oooc:=1-[.A18]" office:value-type="float" office:value="0.999999683772">
            <text:p>9.99999684E-001</text:p>
          </table:table-cell>
          <table:table-cell table:number-columns-repeated="7"/>
        </table:table-row>
        <table:table-row table:style-name="ro3">
          <table:table-cell office:value-type="float" office:value="0.000000398107">
            <text:p>3.98107000E-007</text:p>
          </table:table-cell>
          <table:table-cell office:value-type="float" office:value="0.00012005">
            <text:p>1.20050000E-004</text:p>
          </table:table-cell>
          <table:table-cell office:value-type="float" office:value="5.00012">
            <text:p>5.00012000E+000</text:p>
          </table:table-cell>
          <table:table-cell office:value-type="float" office:value="0.00000675003">
            <text:p>6.75003000E-006</text:p>
          </table:table-cell>
          <table:table-cell office:value-type="float" office:value="68169.8">
            <text:p>6.81698000E+004</text:p>
          </table:table-cell>
          <table:table-cell table:formula="oooc:=1-[.A19]" office:value-type="float" office:value="0.999999601893">
            <text:p>9.99999602E-001</text:p>
          </table:table-cell>
          <table:table-cell table:number-columns-repeated="7"/>
        </table:table-row>
        <table:table-row table:style-name="ro3">
          <table:table-cell office:value-type="float" office:value="0.000000501187">
            <text:p>5.01187000E-007</text:p>
          </table:table-cell>
          <table:table-cell office:value-type="float" office:value="0.00014013">
            <text:p>1.40130000E-004</text:p>
          </table:table-cell>
          <table:table-cell office:value-type="float" office:value="5.00043">
            <text:p>5.00043000E+000</text:p>
          </table:table-cell>
          <table:table-cell office:value-type="float" office:value="0.00000675184">
            <text:p>6.75184000E-006</text:p>
          </table:table-cell>
          <table:table-cell office:value-type="float" office:value="58401.4">
            <text:p>5.84014000E+004</text:p>
          </table:table-cell>
          <table:table-cell table:formula="oooc:=1-[.A20]" office:value-type="float" office:value="0.999999498813">
            <text:p>9.99999499E-001</text:p>
          </table:table-cell>
          <table:table-cell table:number-columns-repeated="7"/>
        </table:table-row>
        <table:table-row table:style-name="ro3">
          <table:table-cell office:value-type="float" office:value="0.000000630957">
            <text:p>6.30957000E-007</text:p>
          </table:table-cell>
          <table:table-cell office:value-type="float" office:value="0.000163569">
            <text:p>1.63569000E-004</text:p>
          </table:table-cell>
          <table:table-cell office:value-type="float" office:value="5.00024">
            <text:p>5.00024000E+000</text:p>
          </table:table-cell>
          <table:table-cell office:value-type="float" office:value="0.00000675073">
            <text:p>6.75073000E-006</text:p>
          </table:table-cell>
          <table:table-cell office:value-type="float" office:value="50032.7">
            <text:p>5.00327000E+004</text:p>
          </table:table-cell>
          <table:table-cell table:formula="oooc:=1-[.A21]" office:value-type="float" office:value="0.999999369043">
            <text:p>9.99999369E-001</text:p>
          </table:table-cell>
          <table:table-cell table:number-columns-repeated="7"/>
        </table:table-row>
        <table:table-row table:style-name="ro3">
          <table:table-cell office:value-type="float" office:value="0.000000794328">
            <text:p>7.94328000E-007</text:p>
          </table:table-cell>
          <table:table-cell office:value-type="float" office:value="0.000190928">
            <text:p>1.90928000E-004</text:p>
          </table:table-cell>
          <table:table-cell office:value-type="float" office:value="5.00005">
            <text:p>5.00005000E+000</text:p>
          </table:table-cell>
          <table:table-cell office:value-type="float" office:value="0.00000674963">
            <text:p>6.74963000E-006</text:p>
          </table:table-cell>
          <table:table-cell office:value-type="float" office:value="42863.3">
            <text:p>4.28633000E+004</text:p>
          </table:table-cell>
          <table:table-cell table:formula="oooc:=1-[.A22]" office:value-type="float" office:value="0.999999205672">
            <text:p>9.99999206E-001</text:p>
          </table:table-cell>
          <table:table-cell table:number-columns-repeated="7"/>
        </table:table-row>
        <table:table-row table:style-name="ro3">
          <table:table-cell office:value-type="float" office:value="0.000001">
            <text:p>1.00000000E-006</text:p>
          </table:table-cell>
          <table:table-cell office:value-type="float" office:value="0.000222863">
            <text:p>2.22863000E-004</text:p>
          </table:table-cell>
          <table:table-cell office:value-type="float" office:value="5.00036">
            <text:p>5.00036000E+000</text:p>
          </table:table-cell>
          <table:table-cell office:value-type="float" office:value="0.00000675143">
            <text:p>6.75143000E-006</text:p>
          </table:table-cell>
          <table:table-cell office:value-type="float" office:value="36721.2">
            <text:p>3.67212000E+004</text:p>
          </table:table-cell>
          <table:table-cell table:formula="oooc:=1-[.A23]" office:value-type="float" office:value="0.999999">
            <text:p>9.99999000E-001</text:p>
          </table:table-cell>
          <table:table-cell table:number-columns-repeated="7"/>
        </table:table-row>
        <table:table-row table:style-name="ro3">
          <table:table-cell office:value-type="float" office:value="0.00000125893">
            <text:p>1.25893000E-006</text:p>
          </table:table-cell>
          <table:table-cell office:value-type="float" office:value="0.00026014">
            <text:p>2.60140000E-004</text:p>
          </table:table-cell>
          <table:table-cell office:value-type="float" office:value="5.00017">
            <text:p>5.00017000E+000</text:p>
          </table:table-cell>
          <table:table-cell office:value-type="float" office:value="0.00000675033">
            <text:p>6.75033000E-006</text:p>
          </table:table-cell>
          <table:table-cell office:value-type="float" office:value="31459.2">
            <text:p>3.14592000E+004</text:p>
          </table:table-cell>
          <table:table-cell table:formula="oooc:=1-[.A24]" office:value-type="float" office:value="0.99999874107">
            <text:p>9.99998741E-001</text:p>
          </table:table-cell>
          <table:table-cell table:number-columns-repeated="7"/>
        </table:table-row>
        <table:table-row table:style-name="ro3">
          <table:table-cell office:value-type="float" office:value="0.00000158489">
            <text:p>1.58489000E-006</text:p>
          </table:table-cell>
          <table:table-cell office:value-type="float" office:value="0.000303652">
            <text:p>3.03652000E-004</text:p>
          </table:table-cell>
          <table:table-cell office:value-type="float" office:value="5.00048">
            <text:p>5.00048000E+000</text:p>
          </table:table-cell>
          <table:table-cell office:value-type="float" office:value="0.00000675213">
            <text:p>6.75213000E-006</text:p>
          </table:table-cell>
          <table:table-cell office:value-type="float" office:value="26951.2">
            <text:p>2.69512000E+004</text:p>
          </table:table-cell>
          <table:table-cell table:formula="oooc:=1-[.A25]" office:value-type="float" office:value="0.99999841511">
            <text:p>9.99998415E-001</text:p>
          </table:table-cell>
          <table:table-cell table:number-columns-repeated="7"/>
        </table:table-row>
        <table:table-row table:style-name="ro3">
          <table:table-cell office:value-type="float" office:value="0.00000199526">
            <text:p>1.99526000E-006</text:p>
          </table:table-cell>
          <table:table-cell office:value-type="float" office:value="0.000354442">
            <text:p>3.54442000E-004</text:p>
          </table:table-cell>
          <table:table-cell office:value-type="float" office:value="5.0003">
            <text:p>5.00030000E+000</text:p>
          </table:table-cell>
          <table:table-cell office:value-type="float" office:value="0.00000675103">
            <text:p>6.75103000E-006</text:p>
          </table:table-cell>
          <table:table-cell office:value-type="float" office:value="23089.2">
            <text:p>2.30892000E+004</text:p>
          </table:table-cell>
          <table:table-cell table:formula="oooc:=1-[.A26]" office:value-type="float" office:value="0.99999800474">
            <text:p>9.99998005E-001</text:p>
          </table:table-cell>
          <table:table-cell table:number-columns-repeated="7"/>
        </table:table-row>
        <table:table-row table:style-name="ro3">
          <table:table-cell office:value-type="float" office:value="0.00000251189">
            <text:p>2.51189000E-006</text:p>
          </table:table-cell>
          <table:table-cell office:value-type="float" office:value="0.000413727">
            <text:p>4.13727000E-004</text:p>
          </table:table-cell>
          <table:table-cell office:value-type="float" office:value="5.00011">
            <text:p>5.00011000E+000</text:p>
          </table:table-cell>
          <table:table-cell office:value-type="float" office:value="0.00000674993">
            <text:p>6.74993000E-006</text:p>
          </table:table-cell>
          <table:table-cell office:value-type="float" office:value="19780.7">
            <text:p>1.97807000E+004</text:p>
          </table:table-cell>
          <table:table-cell table:formula="oooc:=1-[.A27]" office:value-type="float" office:value="0.99999748811">
            <text:p>9.99997488E-001</text:p>
          </table:table-cell>
          <table:table-cell table:number-columns-repeated="7"/>
        </table:table-row>
        <table:table-row table:style-name="ro3">
          <table:table-cell office:value-type="float" office:value="0.00000316228">
            <text:p>3.16228000E-006</text:p>
          </table:table-cell>
          <table:table-cell office:value-type="float" office:value="0.000482928">
            <text:p>4.82928000E-004</text:p>
          </table:table-cell>
          <table:table-cell office:value-type="float" office:value="5.00042">
            <text:p>5.00042000E+000</text:p>
          </table:table-cell>
          <table:table-cell office:value-type="float" office:value="0.00000675174">
            <text:p>6.75174000E-006</text:p>
          </table:table-cell>
          <table:table-cell office:value-type="float" office:value="16946.2">
            <text:p>1.69462000E+004</text:p>
          </table:table-cell>
          <table:table-cell table:formula="oooc:=1-[.A28]" office:value-type="float" office:value="0.99999683772">
            <text:p>9.99996838E-001</text:p>
          </table:table-cell>
          <table:table-cell table:number-columns-repeated="7"/>
        </table:table-row>
        <table:table-row table:style-name="ro3">
          <table:table-cell office:value-type="float" office:value="0.00000398107">
            <text:p>3.98107000E-006</text:p>
          </table:table-cell>
          <table:table-cell office:value-type="float" office:value="0.000563704">
            <text:p>5.63704000E-004</text:p>
          </table:table-cell>
          <table:table-cell office:value-type="float" office:value="5.00023">
            <text:p>5.00023000E+000</text:p>
          </table:table-cell>
          <table:table-cell office:value-type="float" office:value="0.00000675065">
            <text:p>6.75065000E-006</text:p>
          </table:table-cell>
          <table:table-cell office:value-type="float" office:value="14517.9">
            <text:p>1.45179000E+004</text:p>
          </table:table-cell>
          <table:table-cell table:formula="oooc:=1-[.A29]" office:value-type="float" office:value="0.99999601893">
            <text:p>9.99996019E-001</text:p>
          </table:table-cell>
          <table:table-cell table:number-columns-repeated="7"/>
        </table:table-row>
        <table:table-row table:style-name="ro3">
          <table:table-cell office:value-type="float" office:value="0.00000501187">
            <text:p>5.01187000E-006</text:p>
          </table:table-cell>
          <table:table-cell office:value-type="float" office:value="0.00065799">
            <text:p>6.57990000E-004</text:p>
          </table:table-cell>
          <table:table-cell office:value-type="float" office:value="5.00004">
            <text:p>5.00004000E+000</text:p>
          </table:table-cell>
          <table:table-cell office:value-type="float" office:value="0.00000674956">
            <text:p>6.74956000E-006</text:p>
          </table:table-cell>
          <table:table-cell office:value-type="float" office:value="12437.5">
            <text:p>1.24375000E+004</text:p>
          </table:table-cell>
          <table:table-cell table:formula="oooc:=1-[.A30]" office:value-type="float" office:value="0.99999498813">
            <text:p>9.99994988E-001</text:p>
          </table:table-cell>
          <table:table-cell table:number-columns-repeated="7"/>
        </table:table-row>
        <table:table-row table:style-name="ro3">
          <table:table-cell office:value-type="float" office:value="0.00000630957">
            <text:p>6.30957000E-006</text:p>
          </table:table-cell>
          <table:table-cell office:value-type="float" office:value="0.000768047">
            <text:p>7.68047000E-004</text:p>
          </table:table-cell>
          <table:table-cell office:value-type="float" office:value="5.00035">
            <text:p>5.00035000E+000</text:p>
          </table:table-cell>
          <table:table-cell office:value-type="float" office:value="0.00000675138">
            <text:p>6.75138000E-006</text:p>
          </table:table-cell>
          <table:table-cell office:value-type="float" office:value="10655.3">
            <text:p>1.06553000E+004</text:p>
          </table:table-cell>
          <table:table-cell table:formula="oooc:=1-[.A31]" office:value-type="float" office:value="0.99999369043">
            <text:p>9.99993690E-001</text:p>
          </table:table-cell>
          <table:table-cell table:number-columns-repeated="7"/>
        </table:table-row>
        <table:table-row table:style-name="ro3">
          <table:table-cell office:value-type="float" office:value="0.00000794328">
            <text:p>7.94328000E-006</text:p>
          </table:table-cell>
          <table:table-cell office:value-type="float" office:value="0.000896513">
            <text:p>8.96513000E-004</text:p>
          </table:table-cell>
          <table:table-cell office:value-type="float" office:value="5.00017">
            <text:p>5.00017000E+000</text:p>
          </table:table-cell>
          <table:table-cell office:value-type="float" office:value="0.00000675029">
            <text:p>6.75029000E-006</text:p>
          </table:table-cell>
          <table:table-cell office:value-type="float" office:value="9128.42">
            <text:p>9.12842000E+003</text:p>
          </table:table-cell>
          <table:table-cell table:formula="oooc:=1-[.A32]" office:value-type="float" office:value="0.99999205672">
            <text:p>9.99992057E-001</text:p>
          </table:table-cell>
          <table:table-cell table:number-columns-repeated="7"/>
        </table:table-row>
        <table:table-row table:style-name="ro3">
          <table:table-cell office:value-type="float" office:value="0.00001">
            <text:p>1.00000000E-005</text:p>
          </table:table-cell>
          <table:table-cell office:value-type="float" office:value="0.00104647">
            <text:p>1.04647000E-003</text:p>
          </table:table-cell>
          <table:table-cell office:value-type="float" office:value="5.00048">
            <text:p>5.00048000E+000</text:p>
          </table:table-cell>
          <table:table-cell office:value-type="float" office:value="0.00000675212">
            <text:p>6.75212000E-006</text:p>
          </table:table-cell>
          <table:table-cell office:value-type="float" office:value="7820.35">
            <text:p>7.82035000E+003</text:p>
          </table:table-cell>
          <table:table-cell table:formula="oooc:=1-[.A33]" office:value-type="float" office:value="0.99999">
            <text:p>9.99990000E-001</text:p>
          </table:table-cell>
          <table:table-cell table:number-columns-repeated="7"/>
        </table:table-row>
        <table:table-row table:style-name="ro3">
          <table:table-cell office:value-type="float" office:value="0.0000125893">
            <text:p>1.25893000E-005</text:p>
          </table:table-cell>
          <table:table-cell office:value-type="float" office:value="0.0012215">
            <text:p>1.22150000E-003</text:p>
          </table:table-cell>
          <table:table-cell office:value-type="float" office:value="5.0003">
            <text:p>5.00030000E+000</text:p>
          </table:table-cell>
          <table:table-cell office:value-type="float" office:value="0.00000675105">
            <text:p>6.75105000E-006</text:p>
          </table:table-cell>
          <table:table-cell office:value-type="float" office:value="6699.72">
            <text:p>6.69972000E+003</text:p>
          </table:table-cell>
          <table:table-cell table:formula="oooc:=1-[.A34]" office:value-type="float" office:value="0.9999874107">
            <text:p>9.99987411E-001</text:p>
          </table:table-cell>
          <table:table-cell table:number-columns-repeated="7"/>
        </table:table-row>
        <table:table-row table:style-name="ro3">
          <table:table-cell office:value-type="float" office:value="0.0000158489">
            <text:p>1.58489000E-005</text:p>
          </table:table-cell>
          <table:table-cell office:value-type="float" office:value="0.00142581">
            <text:p>1.42581000E-003</text:p>
          </table:table-cell>
          <table:table-cell office:value-type="float" office:value="5.00012">
            <text:p>5.00012000E+000</text:p>
          </table:table-cell>
          <table:table-cell office:value-type="float" office:value="0.00000674998">
            <text:p>6.74998000E-006</text:p>
          </table:table-cell>
          <table:table-cell office:value-type="float" office:value="5739.68">
            <text:p>5.73968000E+003</text:p>
          </table:table-cell>
          <table:table-cell table:formula="oooc:=1-[.A35]" office:value-type="float" office:value="0.9999841511">
            <text:p>9.99984151E-001</text:p>
          </table:table-cell>
          <table:table-cell table:number-columns-repeated="7"/>
        </table:table-row>
        <table:table-row table:style-name="ro3">
          <table:table-cell office:value-type="float" office:value="0.0000199526">
            <text:p>1.99526000E-005</text:p>
          </table:table-cell>
          <table:table-cell office:value-type="float" office:value="0.00166429">
            <text:p>1.66429000E-003</text:p>
          </table:table-cell>
          <table:table-cell office:value-type="float" office:value="5.00043">
            <text:p>5.00043000E+000</text:p>
          </table:table-cell>
          <table:table-cell office:value-type="float" office:value="0.00000675184">
            <text:p>6.75184000E-006</text:p>
          </table:table-cell>
          <table:table-cell office:value-type="float" office:value="4917.2">
            <text:p>4.91720000E+003</text:p>
          </table:table-cell>
          <table:table-cell table:formula="oooc:=1-[.A36]" office:value-type="float" office:value="0.9999800474">
            <text:p>9.99980047E-001</text:p>
          </table:table-cell>
          <table:table-cell table:number-columns-repeated="7"/>
        </table:table-row>
        <table:table-row table:style-name="ro3">
          <table:table-cell office:value-type="float" office:value="0.0000251189">
            <text:p>2.51189000E-005</text:p>
          </table:table-cell>
          <table:table-cell office:value-type="float" office:value="0.00194266">
            <text:p>1.94266000E-003</text:p>
          </table:table-cell>
          <table:table-cell office:value-type="float" office:value="5.00026">
            <text:p>5.00026000E+000</text:p>
          </table:table-cell>
          <table:table-cell office:value-type="float" office:value="0.0000067508">
            <text:p>6.75080000E-006</text:p>
          </table:table-cell>
          <table:table-cell office:value-type="float" office:value="4212.58">
            <text:p>4.21258000E+003</text:p>
          </table:table-cell>
          <table:table-cell table:formula="oooc:=1-[.A37]" office:value-type="float" office:value="0.9999748811">
            <text:p>9.99974881E-001</text:p>
          </table:table-cell>
          <table:table-cell table:number-columns-repeated="7"/>
        </table:table-row>
        <table:table-row table:style-name="ro3">
          <table:table-cell office:value-type="float" office:value="0.0000316228">
            <text:p>3.16228000E-005</text:p>
          </table:table-cell>
          <table:table-cell office:value-type="float" office:value="0.00226759">
            <text:p>2.26759000E-003</text:p>
          </table:table-cell>
          <table:table-cell office:value-type="float" office:value="5.00008">
            <text:p>5.00008000E+000</text:p>
          </table:table-cell>
          <table:table-cell office:value-type="float" office:value="0.00000674978">
            <text:p>6.74978000E-006</text:p>
          </table:table-cell>
          <table:table-cell office:value-type="float" office:value="3608.92">
            <text:p>3.60892000E+003</text:p>
          </table:table-cell>
          <table:table-cell table:formula="oooc:=1-[.A38]" office:value-type="float" office:value="0.9999683772">
            <text:p>9.99968377E-001</text:p>
          </table:table-cell>
          <table:table-cell table:number-columns-repeated="7"/>
        </table:table-row>
        <table:table-row table:style-name="ro3">
          <table:table-cell office:value-type="float" office:value="0.0000398107">
            <text:p>3.98107000E-005</text:p>
          </table:table-cell>
          <table:table-cell office:value-type="float" office:value="0.00264686">
            <text:p>2.64686000E-003</text:p>
          </table:table-cell>
          <table:table-cell office:value-type="float" office:value="5.00041">
            <text:p>5.00041000E+000</text:p>
          </table:table-cell>
          <table:table-cell office:value-type="float" office:value="0.00000675169">
            <text:p>6.75169000E-006</text:p>
          </table:table-cell>
          <table:table-cell office:value-type="float" office:value="3091.77">
            <text:p>3.09177000E+003</text:p>
          </table:table-cell>
          <table:table-cell table:formula="oooc:=1-[.A39]" office:value-type="float" office:value="0.9999601893">
            <text:p>9.99960189E-001</text:p>
          </table:table-cell>
          <table:table-cell table:number-columns-repeated="7"/>
        </table:table-row>
        <table:table-row table:style-name="ro3">
          <table:table-cell office:value-type="float" office:value="0.0000501187">
            <text:p>5.01187000E-005</text:p>
          </table:table-cell>
          <table:table-cell office:value-type="float" office:value="0.00308956">
            <text:p>3.08956000E-003</text:p>
          </table:table-cell>
          <table:table-cell office:value-type="float" office:value="5.00024">
            <text:p>5.00024000E+000</text:p>
          </table:table-cell>
          <table:table-cell office:value-type="float" office:value="0.00000675072">
            <text:p>6.75072000E-006</text:p>
          </table:table-cell>
          <table:table-cell office:value-type="float" office:value="2648.72">
            <text:p>2.64872000E+003</text:p>
          </table:table-cell>
          <table:table-cell table:formula="oooc:=1-[.A40]" office:value-type="float" office:value="0.9999498813">
            <text:p>9.99949881E-001</text:p>
          </table:table-cell>
          <table:table-cell table:number-columns-repeated="7"/>
        </table:table-row>
        <table:table-row table:style-name="ro3">
          <table:table-cell office:value-type="float" office:value="0.0000630957">
            <text:p>6.30957000E-005</text:p>
          </table:table-cell>
          <table:table-cell office:value-type="float" office:value="0.00360631">
            <text:p>3.60631000E-003</text:p>
          </table:table-cell>
          <table:table-cell office:value-type="float" office:value="5.00008">
            <text:p>5.00008000E+000</text:p>
          </table:table-cell>
          <table:table-cell office:value-type="float" office:value="0.00000674979">
            <text:p>6.74979000E-006</text:p>
          </table:table-cell>
          <table:table-cell office:value-type="float" office:value="2269.16">
            <text:p>2.26916000E+003</text:p>
          </table:table-cell>
          <table:table-cell table:formula="oooc:=1-[.A41]" office:value-type="float" office:value="0.9999369043">
            <text:p>9.99936904E-001</text:p>
          </table:table-cell>
          <table:table-cell table:number-columns-repeated="7"/>
        </table:table-row>
        <table:table-row table:style-name="ro3">
          <table:table-cell office:value-type="float" office:value="0.0000794328">
            <text:p>7.94328000E-005</text:p>
          </table:table-cell>
          <table:table-cell office:value-type="float" office:value="0.00420947">
            <text:p>4.20947000E-003</text:p>
          </table:table-cell>
          <table:table-cell office:value-type="float" office:value="5.00043">
            <text:p>5.00043000E+000</text:p>
          </table:table-cell>
          <table:table-cell office:value-type="float" office:value="0.0000067518">
            <text:p>6.75180000E-006</text:p>
          </table:table-cell>
          <table:table-cell office:value-type="float" office:value="1943.99">
            <text:p>1.94399000E+003</text:p>
          </table:table-cell>
          <table:table-cell table:formula="oooc:=1-[.A42]" office:value-type="float" office:value="0.9999205672">
            <text:p>9.99920567E-001</text:p>
          </table:table-cell>
          <table:table-cell table:number-columns-repeated="7"/>
        </table:table-row>
        <table:table-row table:style-name="ro3">
          <table:table-cell office:value-type="float" office:value="0.0001">
            <text:p>1.00000000E-004</text:p>
          </table:table-cell>
          <table:table-cell office:value-type="float" office:value="0.00491351">
            <text:p>4.91351000E-003</text:p>
          </table:table-cell>
          <table:table-cell office:value-type="float" office:value="5.00029">
            <text:p>5.00029000E+000</text:p>
          </table:table-cell>
          <table:table-cell office:value-type="float" office:value="0.00000675097">
            <text:p>6.75097000E-006</text:p>
          </table:table-cell>
          <table:table-cell office:value-type="float" office:value="1665.41">
            <text:p>1.66541000E+003</text:p>
          </table:table-cell>
          <table:table-cell table:formula="oooc:=1-[.A43]" office:value-type="float" office:value="0.9999">
            <text:p>9.99900000E-001</text:p>
          </table:table-cell>
          <table:table-cell table:number-columns-repeated="7"/>
        </table:table-row>
        <table:table-row table:style-name="ro3">
          <table:table-cell office:value-type="float" office:value="0.000125893">
            <text:p>1.25893000E-004</text:p>
          </table:table-cell>
          <table:table-cell office:value-type="float" office:value="0.00573528">
            <text:p>5.73528000E-003</text:p>
          </table:table-cell>
          <table:table-cell office:value-type="float" office:value="5.00015">
            <text:p>5.00015000E+000</text:p>
          </table:table-cell>
          <table:table-cell office:value-type="float" office:value="0.0000067502">
            <text:p>6.75020000E-006</text:p>
          </table:table-cell>
          <table:table-cell office:value-type="float" office:value="1426.74">
            <text:p>1.42674000E+003</text:p>
          </table:table-cell>
          <table:table-cell table:formula="oooc:=1-[.A44]" office:value-type="float" office:value="0.999874107">
            <text:p>9.99874107E-001</text:p>
          </table:table-cell>
          <table:table-cell table:number-columns-repeated="7"/>
        </table:table-row>
        <table:table-row table:style-name="ro3">
          <table:table-cell office:value-type="float" office:value="0.000158489">
            <text:p>1.58489000E-004</text:p>
          </table:table-cell>
          <table:table-cell office:value-type="float" office:value="0.00669446">
            <text:p>6.69446000E-003</text:p>
          </table:table-cell>
          <table:table-cell office:value-type="float" office:value="5.00004">
            <text:p>5.00004000E+000</text:p>
          </table:table-cell>
          <table:table-cell office:value-type="float" office:value="0.00000674952">
            <text:p>6.74952000E-006</text:p>
          </table:table-cell>
          <table:table-cell office:value-type="float" office:value="1222.28">
            <text:p>1.22228000E+003</text:p>
          </table:table-cell>
          <table:table-cell table:formula="oooc:=1-[.A45]" office:value-type="float" office:value="0.999841511">
            <text:p>9.99841511E-001</text:p>
          </table:table-cell>
          <table:table-cell table:number-columns-repeated="7"/>
        </table:table-row>
        <table:table-row table:style-name="ro3">
          <table:table-cell office:value-type="float" office:value="0.000199526">
            <text:p>1.99526000E-004</text:p>
          </table:table-cell>
          <table:table-cell office:value-type="float" office:value="0.00781402">
            <text:p>7.81402000E-003</text:p>
          </table:table-cell>
          <table:table-cell office:value-type="float" office:value="5.00044">
            <text:p>5.00044000E+000</text:p>
          </table:table-cell>
          <table:table-cell office:value-type="float" office:value="0.00000675186">
            <text:p>6.75186000E-006</text:p>
          </table:table-cell>
          <table:table-cell office:value-type="float" office:value="1047.11">
            <text:p>1.04711000E+003</text:p>
          </table:table-cell>
          <table:table-cell table:formula="oooc:=1-[.A46]" office:value-type="float" office:value="0.999800474">
            <text:p>9.99800474E-001</text:p>
          </table:table-cell>
          <table:table-cell table:number-columns-repeated="7"/>
        </table:table-row>
        <table:table-row table:style-name="ro3">
          <table:table-cell office:value-type="float" office:value="0.000251189">
            <text:p>2.51189000E-004</text:p>
          </table:table-cell>
          <table:table-cell office:value-type="float" office:value="0.00912077">
            <text:p>9.12077000E-003</text:p>
          </table:table-cell>
          <table:table-cell office:value-type="float" office:value="5.00037">
            <text:p>5.00037000E+000</text:p>
          </table:table-cell>
          <table:table-cell office:value-type="float" office:value="0.00000675143">
            <text:p>6.75143000E-006</text:p>
          </table:table-cell>
          <table:table-cell office:value-type="float" office:value="897.047">
            <text:p>8.97047000E+002</text:p>
          </table:table-cell>
          <table:table-cell table:formula="oooc:=1-[.A47]" office:value-type="float" office:value="0.999748811">
            <text:p>9.99748811E-001</text:p>
          </table:table-cell>
          <table:table-cell table:number-columns-repeated="7"/>
        </table:table-row>
        <table:table-row table:style-name="ro3">
          <table:table-cell office:value-type="float" office:value="0.000316228">
            <text:p>3.16228000E-004</text:p>
          </table:table-cell>
          <table:table-cell office:value-type="float" office:value="0.010646">
            <text:p>1.06460000E-002</text:p>
          </table:table-cell>
          <table:table-cell office:value-type="float" office:value="5.00032">
            <text:p>5.00032000E+000</text:p>
          </table:table-cell>
          <table:table-cell office:value-type="float" office:value="0.00000675117">
            <text:p>6.75117000E-006</text:p>
          </table:table-cell>
          <table:table-cell office:value-type="float" office:value="768.481">
            <text:p>7.68481000E+002</text:p>
          </table:table-cell>
          <table:table-cell table:formula="oooc:=1-[.A48]" office:value-type="float" office:value="0.999683772">
            <text:p>9.99683772E-001</text:p>
          </table:table-cell>
          <table:table-cell table:number-columns-repeated="7"/>
        </table:table-row>
        <table:table-row table:style-name="ro3">
          <table:table-cell office:value-type="float" office:value="0.000398107">
            <text:p>3.98107000E-004</text:p>
          </table:table-cell>
          <table:table-cell office:value-type="float" office:value="0.0124261">
            <text:p>1.24261000E-002</text:p>
          </table:table-cell>
          <table:table-cell office:value-type="float" office:value="5.00032">
            <text:p>5.00032000E+000</text:p>
          </table:table-cell>
          <table:table-cell office:value-type="float" office:value="0.00000675113">
            <text:p>6.75113000E-006</text:p>
          </table:table-cell>
          <table:table-cell office:value-type="float" office:value="658.337">
            <text:p>6.58337000E+002</text:p>
          </table:table-cell>
          <table:table-cell table:formula="oooc:=1-[.A49]" office:value-type="float" office:value="0.999601893">
            <text:p>9.99601893E-001</text:p>
          </table:table-cell>
          <table:table-cell table:number-columns-repeated="7"/>
        </table:table-row>
        <table:table-row table:style-name="ro3">
          <table:table-cell office:value-type="float" office:value="0.000501187">
            <text:p>5.01187000E-004</text:p>
          </table:table-cell>
          <table:table-cell office:value-type="float" office:value="0.0145037">
            <text:p>1.45037000E-002</text:p>
          </table:table-cell>
          <table:table-cell office:value-type="float" office:value="5.00036">
            <text:p>5.00036000E+000</text:p>
          </table:table-cell>
          <table:table-cell office:value-type="float" office:value="0.00000675136">
            <text:p>6.75136000E-006</text:p>
          </table:table-cell>
          <table:table-cell office:value-type="float" office:value="563.974">
            <text:p>5.63974000E+002</text:p>
          </table:table-cell>
          <table:table-cell table:formula="oooc:=1-[.A50]" office:value-type="float" office:value="0.999498813">
            <text:p>9.99498813E-001</text:p>
          </table:table-cell>
          <table:table-cell table:number-columns-repeated="7"/>
        </table:table-row>
        <table:table-row table:style-name="ro3">
          <table:table-cell office:value-type="float" office:value="0.000630957">
            <text:p>6.30957000E-004</text:p>
          </table:table-cell>
          <table:table-cell office:value-type="float" office:value="0.0169284">
            <text:p>1.69284000E-002</text:p>
          </table:table-cell>
          <table:table-cell office:value-type="float" office:value="5.00047">
            <text:p>5.00047000E+000</text:p>
          </table:table-cell>
          <table:table-cell office:value-type="float" office:value="0.00000675193">
            <text:p>6.75193000E-006</text:p>
          </table:table-cell>
          <table:table-cell office:value-type="float" office:value="483.131">
            <text:p>4.83131000E+002</text:p>
          </table:table-cell>
          <table:table-cell table:formula="oooc:=1-[.A51]" office:value-type="float" office:value="0.999369043">
            <text:p>9.99369043E-001</text:p>
          </table:table-cell>
          <table:table-cell table:number-columns-repeated="7"/>
        </table:table-row>
        <table:table-row table:style-name="ro3">
          <table:table-cell office:value-type="float" office:value="0.000794328">
            <text:p>7.94328000E-004</text:p>
          </table:table-cell>
          <table:table-cell office:value-type="float" office:value="0.0197581">
            <text:p>1.97581000E-002</text:p>
          </table:table-cell>
          <table:table-cell office:value-type="float" office:value="5.00014">
            <text:p>5.00014000E+000</text:p>
          </table:table-cell>
          <table:table-cell office:value-type="float" office:value="0.00000675001">
            <text:p>6.75001000E-006</text:p>
          </table:table-cell>
          <table:table-cell office:value-type="float" office:value="413.87">
            <text:p>4.13870000E+002</text:p>
          </table:table-cell>
          <table:table-cell table:formula="oooc:=1-[.A52]" office:value-type="float" office:value="0.999205672">
            <text:p>9.99205672E-001</text:p>
          </table:table-cell>
          <table:table-cell table:number-columns-repeated="7"/>
        </table:table-row>
        <table:table-row table:style-name="ro3">
          <table:table-cell office:value-type="float" office:value="0.001">
            <text:p>1.00000000E-003</text:p>
          </table:table-cell>
          <table:table-cell office:value-type="float" office:value="0.0230603">
            <text:p>2.30603000E-002</text:p>
          </table:table-cell>
          <table:table-cell office:value-type="float" office:value="5.00042">
            <text:p>5.00042000E+000</text:p>
          </table:table-cell>
          <table:table-cell office:value-type="float" office:value="0.00000675153">
            <text:p>6.75153000E-006</text:p>
          </table:table-cell>
          <table:table-cell office:value-type="float" office:value="354.532">
            <text:p>3.54532000E+002</text:p>
          </table:table-cell>
          <table:table-cell table:formula="oooc:=1-[.A53]" office:value-type="float" office:value="0.999">
            <text:p>9.99000000E-001</text:p>
          </table:table-cell>
          <table:table-cell table:number-columns-repeated="7"/>
        </table:table-row>
        <table:table-row table:style-name="ro3">
          <table:table-cell office:value-type="float" office:value="0.00125893">
            <text:p>1.25893000E-003</text:p>
          </table:table-cell>
          <table:table-cell office:value-type="float" office:value="0.0269137">
            <text:p>2.69137000E-002</text:p>
          </table:table-cell>
          <table:table-cell office:value-type="float" office:value="5.00031">
            <text:p>5.00031000E+000</text:p>
          </table:table-cell>
          <table:table-cell office:value-type="float" office:value="0.00000675081">
            <text:p>6.75081000E-006</text:p>
          </table:table-cell>
          <table:table-cell office:value-type="float" office:value="303.694">
            <text:p>3.03694000E+002</text:p>
          </table:table-cell>
          <table:table-cell table:formula="oooc:=1-[.A54]" office:value-type="float" office:value="0.99874107">
            <text:p>9.98741070E-001</text:p>
          </table:table-cell>
          <table:table-cell table:number-columns-repeated="7"/>
        </table:table-row>
        <table:table-row table:style-name="ro3">
          <table:table-cell office:value-type="float" office:value="0.00158489">
            <text:p>1.58489000E-003</text:p>
          </table:table-cell>
          <table:table-cell office:value-type="float" office:value="0.0314097">
            <text:p>3.14097000E-002</text:p>
          </table:table-cell>
          <table:table-cell office:value-type="float" office:value="5.00035">
            <text:p>5.00035000E+000</text:p>
          </table:table-cell>
          <table:table-cell office:value-type="float" office:value="0.00000675091">
            <text:p>6.75091000E-006</text:p>
          </table:table-cell>
          <table:table-cell office:value-type="float" office:value="260.138">
            <text:p>2.60138000E+002</text:p>
          </table:table-cell>
          <table:table-cell table:formula="oooc:=1-[.A55]" office:value-type="float" office:value="0.99841511">
            <text:p>9.98415110E-001</text:p>
          </table:table-cell>
          <table:table-cell table:number-columns-repeated="7"/>
        </table:table-row>
        <table:table-row table:style-name="ro3">
          <table:table-cell office:value-type="float" office:value="0.00199526">
            <text:p>1.99526000E-003</text:p>
          </table:table-cell>
          <table:table-cell office:value-type="float" office:value="0.036655">
            <text:p>3.66550000E-002</text:p>
          </table:table-cell>
          <table:table-cell office:value-type="float" office:value="5.00008">
            <text:p>5.00008000E+000</text:p>
          </table:table-cell>
          <table:table-cell office:value-type="float" office:value="0.00000674912">
            <text:p>6.74912000E-006</text:p>
          </table:table-cell>
          <table:table-cell office:value-type="float" office:value="222.82">
            <text:p>2.22820000E+002</text:p>
          </table:table-cell>
          <table:table-cell table:formula="oooc:=1-[.A56]" office:value-type="float" office:value="0.99800474">
            <text:p>9.98004740E-001</text:p>
          </table:table-cell>
          <table:table-cell table:number-columns-repeated="7"/>
        </table:table-row>
        <table:table-row table:style-name="ro3">
          <table:table-cell office:value-type="float" office:value="0.00251189">
            <text:p>2.51189000E-003</text:p>
          </table:table-cell>
          <table:table-cell office:value-type="float" office:value="0.0427738">
            <text:p>4.27738000E-002</text:p>
          </table:table-cell>
          <table:table-cell office:value-type="float" office:value="5.00004">
            <text:p>5.00004000E+000</text:p>
          </table:table-cell>
          <table:table-cell office:value-type="float" office:value="0.00000674861">
            <text:p>6.74861000E-006</text:p>
          </table:table-cell>
          <table:table-cell office:value-type="float" office:value="190.847">
            <text:p>1.90847000E+002</text:p>
          </table:table-cell>
          <table:table-cell table:formula="oooc:=1-[.A57]" office:value-type="float" office:value="0.99748811">
            <text:p>9.97488110E-001</text:p>
          </table:table-cell>
          <table:table-cell table:number-columns-repeated="7"/>
        </table:table-row>
        <table:table-row table:style-name="ro3">
          <table:table-cell office:value-type="float" office:value="0.00316228">
            <text:p>3.16228000E-003</text:p>
          </table:table-cell>
          <table:table-cell office:value-type="float" office:value="0.0499102">
            <text:p>4.99102000E-002</text:p>
          </table:table-cell>
          <table:table-cell office:value-type="float" office:value="5.0003">
            <text:p>5.00030000E+000</text:p>
          </table:table-cell>
          <table:table-cell office:value-type="float" office:value="0.00000674966">
            <text:p>6.74966000E-006</text:p>
          </table:table-cell>
          <table:table-cell office:value-type="float" office:value="163.452">
            <text:p>1.63452000E+002</text:p>
          </table:table-cell>
          <table:table-cell table:formula="oooc:=1-[.A58]" office:value-type="float" office:value="0.99683772">
            <text:p>9.96837720E-001</text:p>
          </table:table-cell>
          <table:table-cell table:number-columns-repeated="7"/>
        </table:table-row>
        <table:table-row table:style-name="ro3">
          <table:table-cell office:value-type="float" office:value="0.00398107">
            <text:p>3.98107000E-003</text:p>
          </table:table-cell>
          <table:table-cell office:value-type="float" office:value="0.0582316">
            <text:p>5.82316000E-002</text:p>
          </table:table-cell>
          <table:table-cell office:value-type="float" office:value="5.00043">
            <text:p>5.00043000E+000</text:p>
          </table:table-cell>
          <table:table-cell office:value-type="float" office:value="0.00000674973">
            <text:p>6.74973000E-006</text:p>
          </table:table-cell>
          <table:table-cell office:value-type="float" office:value="139.979">
            <text:p>1.39979000E+002</text:p>
          </table:table-cell>
          <table:table-cell table:formula="oooc:=1-[.A59]" office:value-type="float" office:value="0.99601893">
            <text:p>9.96018930E-001</text:p>
          </table:table-cell>
          <table:table-cell table:number-columns-repeated="7"/>
        </table:table-row>
        <table:table-row table:style-name="ro3">
          <table:table-cell office:value-type="float" office:value="0.00501187">
            <text:p>5.01187000E-003</text:p>
          </table:table-cell>
          <table:table-cell office:value-type="float" office:value="0.0679323">
            <text:p>6.79323000E-002</text:p>
          </table:table-cell>
          <table:table-cell office:value-type="float" office:value="5.00002">
            <text:p>5.00002000E+000</text:p>
          </table:table-cell>
          <table:table-cell office:value-type="float" office:value="0.00000674637">
            <text:p>6.74637000E-006</text:p>
          </table:table-cell>
          <table:table-cell office:value-type="float" office:value="119.866">
            <text:p>1.19866000E+002</text:p>
          </table:table-cell>
          <table:table-cell table:formula="oooc:=1-[.A60]" office:value-type="float" office:value="0.99498813">
            <text:p>9.94988130E-001</text:p>
          </table:table-cell>
          <table:table-cell table:number-columns-repeated="7"/>
        </table:table-row>
        <table:table-row table:style-name="ro3">
          <table:table-cell office:value-type="float" office:value="0.00630957">
            <text:p>6.30957000E-003</text:p>
          </table:table-cell>
          <table:table-cell office:value-type="float" office:value="0.0792367">
            <text:p>7.92367000E-002</text:p>
          </table:table-cell>
          <table:table-cell office:value-type="float" office:value="5.00019">
            <text:p>5.00019000E+000</text:p>
          </table:table-cell>
          <table:table-cell office:value-type="float" office:value="0.00000674592">
            <text:p>6.74592000E-006</text:p>
          </table:table-cell>
          <table:table-cell office:value-type="float" office:value="102.631">
            <text:p>1.02631000E+002</text:p>
          </table:table-cell>
          <table:table-cell table:formula="oooc:=1-[.A61]" office:value-type="float" office:value="0.99369043">
            <text:p>9.93690430E-001</text:p>
          </table:table-cell>
          <table:table-cell table:number-columns-repeated="7"/>
        </table:table-row>
        <table:table-row table:style-name="ro3">
          <table:table-cell office:value-type="float" office:value="0.00794328">
            <text:p>7.94328000E-003</text:p>
          </table:table-cell>
          <table:table-cell office:value-type="float" office:value="0.0924043">
            <text:p>9.24043000E-002</text:p>
          </table:table-cell>
          <table:table-cell office:value-type="float" office:value="5.00008">
            <text:p>5.00008000E+000</text:p>
          </table:table-cell>
          <table:table-cell office:value-type="float" office:value="0.00000674317">
            <text:p>6.74317000E-006</text:p>
          </table:table-cell>
          <table:table-cell office:value-type="float" office:value="87.8618">
            <text:p>8.78618000E+001</text:p>
          </table:table-cell>
          <table:table-cell table:formula="oooc:=1-[.A62]" office:value-type="float" office:value="0.99205672">
            <text:p>9.92056720E-001</text:p>
          </table:table-cell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8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4">10/14/2008</text:date>, <text:time>15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14T15:02:07</meta:creation-date>
    <dc:date>2008-10-14T15:59:49</dc:date>
    <meta:editing-cycles>2</meta:editing-cycles>
    <meta:editing-duration>PT27M21S</meta:editing-duration>
    <meta:user-defined meta:name="Info 1"/>
    <meta:user-defined meta:name="Info 2"/>
    <meta:user-defined meta:name="Info 3"/>
    <meta:user-defined meta:name="Info 4"/>
    <meta:document-statistic meta:table-count="3" meta:cell-count="3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065cm" svg:height="11.444cm" chart:class="chart:scatter" chart:column-mapping="0" chart:style-name="ch1">
        <chart:legend chart:legend-position="end" svg:x="11.928cm" svg:y="5.42cm" chart:style-name="ch2"/>
        <chart:plot-area chart:style-name="ch3" table:cell-range-address="Sheet1.A2:Sheet1.B62" chart:data-source-has-labels="column" svg:x="0.361cm" svg:y="0.228cm" svg:width="11.286cm" svg:height="10.732cm">
          <chart:axis chart:dimension="x" chart:name="primary-x" chart:style-name="ch4">
            <chart:title svg:x="5.862cm" svg:y="10.563cm" chart:style-name="ch5">
              <text:p>1-T/Tc</text:p>
            </chart:title>
            <chart:categories table:cell-range-address="Sheet1.B3:Sheet1.B62"/>
          </chart:axis>
          <chart:axis chart:dimension="y" chart:name="primary-y" chart:style-name="ch4">
            <chart:title svg:x="0.282cm" svg:y="6.498cm" chart:style-name="ch6">
              <text:p>superfluid fraction</text:p>
            </chart:title>
            <chart:grid chart:style-name="ch7" chart:class="major"/>
          </chart:axis>
          <chart:series chart:style-name="ch8" chart:values-cell-range-address="Sheet1.B2:Sheet1.B62" chart:class="chart:scatter">
            <chart:domain table:cell-range-address="Sheet1.A2:Sheet1.A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.01079000E-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17986000E-005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101079">
                <text:p>0.0000101079</text:p>
              </table:table-cell>
            </table:table-row>
            <table:table-row>
              <table:table-cell office:value-type="string">
                <text:p>1.37721000E-005</text:p>
              </table:table-cell>
              <table:table-cell office:value-type="float" office:value="0.0000000125893">
                <text:p>0.0000000125893</text:p>
              </table:table-cell>
              <table:table-cell office:value-type="float" office:value="0.0000117986">
                <text:p>0.0000117986</text:p>
              </table:table-cell>
            </table:table-row>
            <table:table-row>
              <table:table-cell office:value-type="string">
                <text:p>1.60757000E-005</text:p>
              </table:table-cell>
              <table:table-cell office:value-type="float" office:value="0.0000000158489">
                <text:p>0.0000000158489</text:p>
              </table:table-cell>
              <table:table-cell office:value-type="float" office:value="0.0000137721">
                <text:p>0.0000137721</text:p>
              </table:table-cell>
            </table:table-row>
            <table:table-row>
              <table:table-cell office:value-type="string">
                <text:p>1.87645000E-005</text:p>
              </table:table-cell>
              <table:table-cell office:value-type="float" office:value="0.0000000199526">
                <text:p>0.0000000199526</text:p>
              </table:table-cell>
              <table:table-cell office:value-type="float" office:value="0.0000160757">
                <text:p>0.0000160757</text:p>
              </table:table-cell>
            </table:table-row>
            <table:table-row>
              <table:table-cell office:value-type="string">
                <text:p>2.19031000E-005</text:p>
              </table:table-cell>
              <table:table-cell office:value-type="float" office:value="0.0000000251189">
                <text:p>0.0000000251189</text:p>
              </table:table-cell>
              <table:table-cell office:value-type="float" office:value="0.0000187645">
                <text:p>0.0000187645</text:p>
              </table:table-cell>
            </table:table-row>
            <table:table-row>
              <table:table-cell office:value-type="string">
                <text:p>2.55667000E-005</text:p>
              </table:table-cell>
              <table:table-cell office:value-type="float" office:value="0.0000000316228">
                <text:p>0.0000000316228</text:p>
              </table:table-cell>
              <table:table-cell office:value-type="float" office:value="0.0000219031">
                <text:p>0.0000219031</text:p>
              </table:table-cell>
            </table:table-row>
            <table:table-row>
              <table:table-cell office:value-type="string">
                <text:p>2.98431000E-005</text:p>
              </table:table-cell>
              <table:table-cell office:value-type="float" office:value="0.0000000398107">
                <text:p>0.0000000398107</text:p>
              </table:table-cell>
              <table:table-cell office:value-type="float" office:value="0.0000255667">
                <text:p>0.0000255667</text:p>
              </table:table-cell>
            </table:table-row>
            <table:table-row>
              <table:table-cell office:value-type="string">
                <text:p>3.48348000E-005</text:p>
              </table:table-cell>
              <table:table-cell office:value-type="float" office:value="0.0000000501187">
                <text:p>0.0000000501187</text:p>
              </table:table-cell>
              <table:table-cell office:value-type="float" office:value="0.0000298431">
                <text:p>0.0000298431</text:p>
              </table:table-cell>
            </table:table-row>
            <table:table-row>
              <table:table-cell office:value-type="string">
                <text:p>4.06613000E-005</text:p>
              </table:table-cell>
              <table:table-cell office:value-type="float" office:value="0.0000000630957">
                <text:p>0.0000000630957</text:p>
              </table:table-cell>
              <table:table-cell office:value-type="float" office:value="0.0000348348">
                <text:p>0.0000348348</text:p>
              </table:table-cell>
            </table:table-row>
            <table:table-row>
              <table:table-cell office:value-type="string">
                <text:p>4.74625000E-005</text:p>
              </table:table-cell>
              <table:table-cell office:value-type="float" office:value="0.0000000794328">
                <text:p>0.0000000794328</text:p>
              </table:table-cell>
              <table:table-cell office:value-type="float" office:value="0.0000406613">
                <text:p>0.0000406613</text:p>
              </table:table-cell>
            </table:table-row>
            <table:table-row>
              <table:table-cell office:value-type="string">
                <text:p>5.54012000E-00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474625">
                <text:p>0.0000474625</text:p>
              </table:table-cell>
            </table:table-row>
            <table:table-row>
              <table:table-cell office:value-type="string">
                <text:p>6.46678000E-005</text:p>
              </table:table-cell>
              <table:table-cell office:value-type="float" office:value="0.000000125893">
                <text:p>0.000000125893</text:p>
              </table:table-cell>
              <table:table-cell office:value-type="float" office:value="0.0000554012">
                <text:p>0.0000554012</text:p>
              </table:table-cell>
            </table:table-row>
            <table:table-row>
              <table:table-cell office:value-type="string">
                <text:p>7.54844000E-005</text:p>
              </table:table-cell>
              <table:table-cell office:value-type="float" office:value="0.000000158489">
                <text:p>0.000000158489</text:p>
              </table:table-cell>
              <table:table-cell office:value-type="float" office:value="0.0000646678">
                <text:p>0.0000646678</text:p>
              </table:table-cell>
            </table:table-row>
            <table:table-row>
              <table:table-cell office:value-type="string">
                <text:p>8.81101000E-005</text:p>
              </table:table-cell>
              <table:table-cell office:value-type="float" office:value="0.000000199526">
                <text:p>0.000000199526</text:p>
              </table:table-cell>
              <table:table-cell office:value-type="float" office:value="0.0000754844">
                <text:p>0.0000754844</text:p>
              </table:table-cell>
            </table:table-row>
            <table:table-row>
              <table:table-cell office:value-type="string">
                <text:p>1.02848000E-004</text:p>
              </table:table-cell>
              <table:table-cell office:value-type="float" office:value="0.000000251189">
                <text:p>0.000000251189</text:p>
              </table:table-cell>
              <table:table-cell office:value-type="float" office:value="0.0000881101">
                <text:p>0.0000881101</text:p>
              </table:table-cell>
            </table:table-row>
            <table:table-row>
              <table:table-cell office:value-type="string">
                <text:p>1.20050000E-004</text:p>
              </table:table-cell>
              <table:table-cell office:value-type="float" office:value="0.000000316228">
                <text:p>0.000000316228</text:p>
              </table:table-cell>
              <table:table-cell office:value-type="float" office:value="0.000102848">
                <text:p>0.000102848</text:p>
              </table:table-cell>
            </table:table-row>
            <table:table-row>
              <table:table-cell office:value-type="string">
                <text:p>1.40130000E-004</text:p>
              </table:table-cell>
              <table:table-cell office:value-type="float" office:value="0.000000398107">
                <text:p>0.000000398107</text:p>
              </table:table-cell>
              <table:table-cell office:value-type="float" office:value="0.00012005">
                <text:p>0.00012005</text:p>
              </table:table-cell>
            </table:table-row>
            <table:table-row>
              <table:table-cell office:value-type="string">
                <text:p>1.63569000E-004</text:p>
              </table:table-cell>
              <table:table-cell office:value-type="float" office:value="0.000000501187">
                <text:p>0.000000501187</text:p>
              </table:table-cell>
              <table:table-cell office:value-type="float" office:value="0.00014013">
                <text:p>0.00014013</text:p>
              </table:table-cell>
            </table:table-row>
            <table:table-row>
              <table:table-cell office:value-type="string">
                <text:p>1.90928000E-004</text:p>
              </table:table-cell>
              <table:table-cell office:value-type="float" office:value="0.000000630957">
                <text:p>0.000000630957</text:p>
              </table:table-cell>
              <table:table-cell office:value-type="float" office:value="0.000163569">
                <text:p>0.000163569</text:p>
              </table:table-cell>
            </table:table-row>
            <table:table-row>
              <table:table-cell office:value-type="string">
                <text:p>2.22863000E-004</text:p>
              </table:table-cell>
              <table:table-cell office:value-type="float" office:value="0.000000794328">
                <text:p>0.000000794328</text:p>
              </table:table-cell>
              <table:table-cell office:value-type="float" office:value="0.000190928">
                <text:p>0.000190928</text:p>
              </table:table-cell>
            </table:table-row>
            <table:table-row>
              <table:table-cell office:value-type="string">
                <text:p>2.60140000E-00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22863">
                <text:p>0.000222863</text:p>
              </table:table-cell>
            </table:table-row>
            <table:table-row>
              <table:table-cell office:value-type="string">
                <text:p>3.03652000E-004</text:p>
              </table:table-cell>
              <table:table-cell office:value-type="float" office:value="0.00000125893">
                <text:p>0.00000125893</text:p>
              </table:table-cell>
              <table:table-cell office:value-type="float" office:value="0.00026014">
                <text:p>0.00026014</text:p>
              </table:table-cell>
            </table:table-row>
            <table:table-row>
              <table:table-cell office:value-type="string">
                <text:p>3.54442000E-004</text:p>
              </table:table-cell>
              <table:table-cell office:value-type="float" office:value="0.00000158489">
                <text:p>0.00000158489</text:p>
              </table:table-cell>
              <table:table-cell office:value-type="float" office:value="0.000303652">
                <text:p>0.000303652</text:p>
              </table:table-cell>
            </table:table-row>
            <table:table-row>
              <table:table-cell office:value-type="string">
                <text:p>4.13727000E-004</text:p>
              </table:table-cell>
              <table:table-cell office:value-type="float" office:value="0.00000199526">
                <text:p>0.00000199526</text:p>
              </table:table-cell>
              <table:table-cell office:value-type="float" office:value="0.000354442">
                <text:p>0.000354442</text:p>
              </table:table-cell>
            </table:table-row>
            <table:table-row>
              <table:table-cell office:value-type="string">
                <text:p>4.82928000E-004</text:p>
              </table:table-cell>
              <table:table-cell office:value-type="float" office:value="0.00000251189">
                <text:p>0.00000251189</text:p>
              </table:table-cell>
              <table:table-cell office:value-type="float" office:value="0.000413727">
                <text:p>0.000413727</text:p>
              </table:table-cell>
            </table:table-row>
            <table:table-row>
              <table:table-cell office:value-type="string">
                <text:p>5.63704000E-004</text:p>
              </table:table-cell>
              <table:table-cell office:value-type="float" office:value="0.00000316228">
                <text:p>0.00000316228</text:p>
              </table:table-cell>
              <table:table-cell office:value-type="float" office:value="0.000482928">
                <text:p>0.000482928</text:p>
              </table:table-cell>
            </table:table-row>
            <table:table-row>
              <table:table-cell office:value-type="string">
                <text:p>6.57990000E-004</text:p>
              </table:table-cell>
              <table:table-cell office:value-type="float" office:value="0.00000398107">
                <text:p>0.00000398107</text:p>
              </table:table-cell>
              <table:table-cell office:value-type="float" office:value="0.000563704">
                <text:p>0.000563704</text:p>
              </table:table-cell>
            </table:table-row>
            <table:table-row>
              <table:table-cell office:value-type="string">
                <text:p>7.68047000E-004</text:p>
              </table:table-cell>
              <table:table-cell office:value-type="float" office:value="0.00000501187">
                <text:p>0.00000501187</text:p>
              </table:table-cell>
              <table:table-cell office:value-type="float" office:value="0.00065799">
                <text:p>0.00065799</text:p>
              </table:table-cell>
            </table:table-row>
            <table:table-row>
              <table:table-cell office:value-type="string">
                <text:p>8.96513000E-004</text:p>
              </table:table-cell>
              <table:table-cell office:value-type="float" office:value="0.00000630957">
                <text:p>0.00000630957</text:p>
              </table:table-cell>
              <table:table-cell office:value-type="float" office:value="0.000768047">
                <text:p>0.000768047</text:p>
              </table:table-cell>
            </table:table-row>
            <table:table-row>
              <table:table-cell office:value-type="string">
                <text:p>1.04647000E-003</text:p>
              </table:table-cell>
              <table:table-cell office:value-type="float" office:value="0.00000794328">
                <text:p>0.00000794328</text:p>
              </table:table-cell>
              <table:table-cell office:value-type="float" office:value="0.000896513">
                <text:p>0.000896513</text:p>
              </table:table-cell>
            </table:table-row>
            <table:table-row>
              <table:table-cell office:value-type="string">
                <text:p>1.22150000E-003</text:p>
              </table:table-cell>
              <table:table-cell office:value-type="float" office:value="0.00001">
                <text:p>0.00001</text:p>
              </table:table-cell>
              <table:table-cell office:value-type="float" office:value="0.00104647">
                <text:p>0.00104647</text:p>
              </table:table-cell>
            </table:table-row>
            <table:table-row>
              <table:table-cell office:value-type="string">
                <text:p>1.42581000E-003</text:p>
              </table:table-cell>
              <table:table-cell office:value-type="float" office:value="0.0000125893">
                <text:p>0.0000125893</text:p>
              </table:table-cell>
              <table:table-cell office:value-type="float" office:value="0.0012215">
                <text:p>0.0012215</text:p>
              </table:table-cell>
            </table:table-row>
            <table:table-row>
              <table:table-cell office:value-type="string">
                <text:p>1.66429000E-003</text:p>
              </table:table-cell>
              <table:table-cell office:value-type="float" office:value="0.0000158489">
                <text:p>0.0000158489</text:p>
              </table:table-cell>
              <table:table-cell office:value-type="float" office:value="0.00142581">
                <text:p>0.00142581</text:p>
              </table:table-cell>
            </table:table-row>
            <table:table-row>
              <table:table-cell office:value-type="string">
                <text:p>1.94266000E-003</text:p>
              </table:table-cell>
              <table:table-cell office:value-type="float" office:value="0.0000199526">
                <text:p>0.0000199526</text:p>
              </table:table-cell>
              <table:table-cell office:value-type="float" office:value="0.00166429">
                <text:p>0.00166429</text:p>
              </table:table-cell>
            </table:table-row>
            <table:table-row>
              <table:table-cell office:value-type="string">
                <text:p>2.26759000E-003</text:p>
              </table:table-cell>
              <table:table-cell office:value-type="float" office:value="0.0000251189">
                <text:p>0.0000251189</text:p>
              </table:table-cell>
              <table:table-cell office:value-type="float" office:value="0.00194266">
                <text:p>0.00194266</text:p>
              </table:table-cell>
            </table:table-row>
            <table:table-row>
              <table:table-cell office:value-type="string">
                <text:p>2.64686000E-003</text:p>
              </table:table-cell>
              <table:table-cell office:value-type="float" office:value="0.0000316228">
                <text:p>0.0000316228</text:p>
              </table:table-cell>
              <table:table-cell office:value-type="float" office:value="0.00226759">
                <text:p>0.00226759</text:p>
              </table:table-cell>
            </table:table-row>
            <table:table-row>
              <table:table-cell office:value-type="string">
                <text:p>3.08956000E-003</text:p>
              </table:table-cell>
              <table:table-cell office:value-type="float" office:value="0.0000398107">
                <text:p>0.0000398107</text:p>
              </table:table-cell>
              <table:table-cell office:value-type="float" office:value="0.00264686">
                <text:p>0.00264686</text:p>
              </table:table-cell>
            </table:table-row>
            <table:table-row>
              <table:table-cell office:value-type="string">
                <text:p>3.60631000E-003</text:p>
              </table:table-cell>
              <table:table-cell office:value-type="float" office:value="0.0000501187">
                <text:p>0.0000501187</text:p>
              </table:table-cell>
              <table:table-cell office:value-type="float" office:value="0.00308956">
                <text:p>0.00308956</text:p>
              </table:table-cell>
            </table:table-row>
            <table:table-row>
              <table:table-cell office:value-type="string">
                <text:p>4.20947000E-003</text:p>
              </table:table-cell>
              <table:table-cell office:value-type="float" office:value="0.0000630957">
                <text:p>0.0000630957</text:p>
              </table:table-cell>
              <table:table-cell office:value-type="float" office:value="0.00360631">
                <text:p>0.00360631</text:p>
              </table:table-cell>
            </table:table-row>
            <table:table-row>
              <table:table-cell office:value-type="string">
                <text:p>4.91351000E-003</text:p>
              </table:table-cell>
              <table:table-cell office:value-type="float" office:value="0.0000794328">
                <text:p>0.0000794328</text:p>
              </table:table-cell>
              <table:table-cell office:value-type="float" office:value="0.00420947">
                <text:p>0.00420947</text:p>
              </table:table-cell>
            </table:table-row>
            <table:table-row>
              <table:table-cell office:value-type="string">
                <text:p>5.73528000E-003</text:p>
              </table:table-cell>
              <table:table-cell office:value-type="float" office:value="0.0001">
                <text:p>0.0001</text:p>
              </table:table-cell>
              <table:table-cell office:value-type="float" office:value="0.00491351">
                <text:p>0.00491351</text:p>
              </table:table-cell>
            </table:table-row>
            <table:table-row>
              <table:table-cell office:value-type="string">
                <text:p>6.69446000E-003</text:p>
              </table:table-cell>
              <table:table-cell office:value-type="float" office:value="0.000125893">
                <text:p>0.000125893</text:p>
              </table:table-cell>
              <table:table-cell office:value-type="float" office:value="0.00573528">
                <text:p>0.00573528</text:p>
              </table:table-cell>
            </table:table-row>
            <table:table-row>
              <table:table-cell office:value-type="string">
                <text:p>7.81402000E-003</text:p>
              </table:table-cell>
              <table:table-cell office:value-type="float" office:value="0.000158489">
                <text:p>0.000158489</text:p>
              </table:table-cell>
              <table:table-cell office:value-type="float" office:value="0.00669446">
                <text:p>0.00669446</text:p>
              </table:table-cell>
            </table:table-row>
            <table:table-row>
              <table:table-cell office:value-type="string">
                <text:p>9.12077000E-003</text:p>
              </table:table-cell>
              <table:table-cell office:value-type="float" office:value="0.000199526">
                <text:p>0.000199526</text:p>
              </table:table-cell>
              <table:table-cell office:value-type="float" office:value="0.00781402">
                <text:p>0.00781402</text:p>
              </table:table-cell>
            </table:table-row>
            <table:table-row>
              <table:table-cell office:value-type="string">
                <text:p>1.06460000E-002</text:p>
              </table:table-cell>
              <table:table-cell office:value-type="float" office:value="0.000251189">
                <text:p>0.000251189</text:p>
              </table:table-cell>
              <table:table-cell office:value-type="float" office:value="0.00912077">
                <text:p>0.00912077</text:p>
              </table:table-cell>
            </table:table-row>
            <table:table-row>
              <table:table-cell office:value-type="string">
                <text:p>1.24261000E-002</text:p>
              </table:table-cell>
              <table:table-cell office:value-type="float" office:value="0.000316228">
                <text:p>0.000316228</text:p>
              </table:table-cell>
              <table:table-cell office:value-type="float" office:value="0.010646">
                <text:p>0.010646</text:p>
              </table:table-cell>
            </table:table-row>
            <table:table-row>
              <table:table-cell office:value-type="string">
                <text:p>1.45037000E-002</text:p>
              </table:table-cell>
              <table:table-cell office:value-type="float" office:value="0.000398107">
                <text:p>0.000398107</text:p>
              </table:table-cell>
              <table:table-cell office:value-type="float" office:value="0.0124261">
                <text:p>0.0124261</text:p>
              </table:table-cell>
            </table:table-row>
            <table:table-row>
              <table:table-cell office:value-type="string">
                <text:p>1.69284000E-002</text:p>
              </table:table-cell>
              <table:table-cell office:value-type="float" office:value="0.000501187">
                <text:p>0.000501187</text:p>
              </table:table-cell>
              <table:table-cell office:value-type="float" office:value="0.0145037">
                <text:p>0.0145037</text:p>
              </table:table-cell>
            </table:table-row>
            <table:table-row>
              <table:table-cell office:value-type="string">
                <text:p>1.97581000E-002</text:p>
              </table:table-cell>
              <table:table-cell office:value-type="float" office:value="0.000630957">
                <text:p>0.000630957</text:p>
              </table:table-cell>
              <table:table-cell office:value-type="float" office:value="0.0169284">
                <text:p>0.0169284</text:p>
              </table:table-cell>
            </table:table-row>
            <table:table-row>
              <table:table-cell office:value-type="string">
                <text:p>2.30603000E-002</text:p>
              </table:table-cell>
              <table:table-cell office:value-type="float" office:value="0.000794328">
                <text:p>0.000794328</text:p>
              </table:table-cell>
              <table:table-cell office:value-type="float" office:value="0.0197581">
                <text:p>0.0197581</text:p>
              </table:table-cell>
            </table:table-row>
            <table:table-row>
              <table:table-cell office:value-type="string">
                <text:p>2.69137000E-002</text:p>
              </table:table-cell>
              <table:table-cell office:value-type="float" office:value="0.001">
                <text:p>0.001</text:p>
              </table:table-cell>
              <table:table-cell office:value-type="float" office:value="0.0230603">
                <text:p>0.0230603</text:p>
              </table:table-cell>
            </table:table-row>
            <table:table-row>
              <table:table-cell office:value-type="string">
                <text:p>3.14097000E-002</text:p>
              </table:table-cell>
              <table:table-cell office:value-type="float" office:value="0.00125893">
                <text:p>0.00125893</text:p>
              </table:table-cell>
              <table:table-cell office:value-type="float" office:value="0.0269137">
                <text:p>0.0269137</text:p>
              </table:table-cell>
            </table:table-row>
            <table:table-row>
              <table:table-cell office:value-type="string">
                <text:p>3.66550000E-002</text:p>
              </table:table-cell>
              <table:table-cell office:value-type="float" office:value="0.00158489">
                <text:p>0.00158489</text:p>
              </table:table-cell>
              <table:table-cell office:value-type="float" office:value="0.0314097">
                <text:p>0.0314097</text:p>
              </table:table-cell>
            </table:table-row>
            <table:table-row>
              <table:table-cell office:value-type="string">
                <text:p>4.27738000E-002</text:p>
              </table:table-cell>
              <table:table-cell office:value-type="float" office:value="0.00199526">
                <text:p>0.00199526</text:p>
              </table:table-cell>
              <table:table-cell office:value-type="float" office:value="0.036655">
                <text:p>0.036655</text:p>
              </table:table-cell>
            </table:table-row>
            <table:table-row>
              <table:table-cell office:value-type="string">
                <text:p>4.99102000E-002</text:p>
              </table:table-cell>
              <table:table-cell office:value-type="float" office:value="0.00251189">
                <text:p>0.00251189</text:p>
              </table:table-cell>
              <table:table-cell office:value-type="float" office:value="0.0427738">
                <text:p>0.0427738</text:p>
              </table:table-cell>
            </table:table-row>
            <table:table-row>
              <table:table-cell office:value-type="string">
                <text:p>5.82316000E-002</text:p>
              </table:table-cell>
              <table:table-cell office:value-type="float" office:value="0.00316228">
                <text:p>0.00316228</text:p>
              </table:table-cell>
              <table:table-cell office:value-type="float" office:value="0.0499102">
                <text:p>0.0499102</text:p>
              </table:table-cell>
            </table:table-row>
            <table:table-row>
              <table:table-cell office:value-type="string">
                <text:p>6.79323000E-002</text:p>
              </table:table-cell>
              <table:table-cell office:value-type="float" office:value="0.00398107">
                <text:p>0.00398107</text:p>
              </table:table-cell>
              <table:table-cell office:value-type="float" office:value="0.0582316">
                <text:p>0.0582316</text:p>
              </table:table-cell>
            </table:table-row>
            <table:table-row>
              <table:table-cell office:value-type="string">
                <text:p>7.92367000E-002</text:p>
              </table:table-cell>
              <table:table-cell office:value-type="float" office:value="0.00501187">
                <text:p>0.00501187</text:p>
              </table:table-cell>
              <table:table-cell office:value-type="float" office:value="0.0679323">
                <text:p>0.0679323</text:p>
              </table:table-cell>
            </table:table-row>
            <table:table-row>
              <table:table-cell office:value-type="string">
                <text:p>9.24043000E-002</text:p>
              </table:table-cell>
              <table:table-cell office:value-type="float" office:value="0.00630957">
                <text:p>0.00630957</text:p>
              </table:table-cell>
              <table:table-cell office:value-type="float" office:value="0.0792367">
                <text:p>0.0792367</text:p>
              </table:table-cell>
            </table:table-row>
            <table:table-row>
              <table:table-cell office:value-type="string"/>
              <table:table-cell office:value-type="float" office:value="0.00794328">
                <text:p>0.00794328</text:p>
              </table:table-cell>
              <table:table-cell office:value-type="float" office:value="0.0924043">
                <text:p>0.0924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481cm" svg:height="11.444cm" chart:class="chart:scatter" chart:column-mapping="0" chart:style-name="ch1">
        <chart:legend chart:legend-position="end" svg:x="11.356cm" svg:y="5.42cm" chart:style-name="ch2"/>
        <chart:plot-area chart:style-name="ch3" table:cell-range-address="Sheet1.F2:Sheet1.F62 Sheet1.B2:Sheet1.B62" chart:data-source-has-labels="column" svg:x="0.337cm" svg:y="0.228cm" svg:width="10.75cm" svg:height="10.732cm">
          <chart:axis chart:dimension="x" chart:name="primary-x" chart:style-name="ch4">
            <chart:title svg:x="5.707cm" svg:y="10.563cm" chart:style-name="ch5">
              <text:p>T/Tc</text:p>
            </chart:title>
            <chart:categories/>
          </chart:axis>
          <chart:axis chart:dimension="y" chart:name="primary-y" chart:style-name="ch4">
            <chart:title svg:x="0.27cm" svg:y="6.498cm" chart:style-name="ch6">
              <text:p>superfluid fraction</text:p>
            </chart:title>
            <chart:grid chart:style-name="ch7" chart:class="major"/>
          </chart:axis>
          <chart:series chart:style-name="ch8" chart:values-cell-range-address="Sheet1.B2:Sheet1.B62" chart:class="chart:scatter">
            <chart:domain table:cell-range-address="Sheet1.F2:Sheet1.F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99999999">
                <text:p>0.99999999</text:p>
              </table:table-cell>
              <table:table-cell office:value-type="float" office:value="0.0000101079">
                <text:p>0.0000101079</text:p>
              </table:table-cell>
            </table:table-row>
            <table:table-row>
              <table:table-cell office:value-type="string"/>
              <table:table-cell office:value-type="float" office:value="0.9999999874107">
                <text:p>0.9999999874107</text:p>
              </table:table-cell>
              <table:table-cell office:value-type="float" office:value="0.0000117986">
                <text:p>0.0000117986</text:p>
              </table:table-cell>
            </table:table-row>
            <table:table-row>
              <table:table-cell office:value-type="string"/>
              <table:table-cell office:value-type="float" office:value="0.9999999841511">
                <text:p>0.9999999841511</text:p>
              </table:table-cell>
              <table:table-cell office:value-type="float" office:value="0.0000137721">
                <text:p>0.0000137721</text:p>
              </table:table-cell>
            </table:table-row>
            <table:table-row>
              <table:table-cell office:value-type="string"/>
              <table:table-cell office:value-type="float" office:value="0.9999999800474">
                <text:p>0.9999999800474</text:p>
              </table:table-cell>
              <table:table-cell office:value-type="float" office:value="0.0000160757">
                <text:p>0.0000160757</text:p>
              </table:table-cell>
            </table:table-row>
            <table:table-row>
              <table:table-cell office:value-type="string"/>
              <table:table-cell office:value-type="float" office:value="0.9999999748811">
                <text:p>0.9999999748811</text:p>
              </table:table-cell>
              <table:table-cell office:value-type="float" office:value="0.0000187645">
                <text:p>0.0000187645</text:p>
              </table:table-cell>
            </table:table-row>
            <table:table-row>
              <table:table-cell office:value-type="string"/>
              <table:table-cell office:value-type="float" office:value="0.9999999683772">
                <text:p>0.9999999683772</text:p>
              </table:table-cell>
              <table:table-cell office:value-type="float" office:value="0.0000219031">
                <text:p>0.0000219031</text:p>
              </table:table-cell>
            </table:table-row>
            <table:table-row>
              <table:table-cell office:value-type="string"/>
              <table:table-cell office:value-type="float" office:value="0.9999999601893">
                <text:p>0.9999999601893</text:p>
              </table:table-cell>
              <table:table-cell office:value-type="float" office:value="0.0000255667">
                <text:p>0.0000255667</text:p>
              </table:table-cell>
            </table:table-row>
            <table:table-row>
              <table:table-cell office:value-type="string"/>
              <table:table-cell office:value-type="float" office:value="0.9999999498813">
                <text:p>0.9999999498813</text:p>
              </table:table-cell>
              <table:table-cell office:value-type="float" office:value="0.0000298431">
                <text:p>0.0000298431</text:p>
              </table:table-cell>
            </table:table-row>
            <table:table-row>
              <table:table-cell office:value-type="string"/>
              <table:table-cell office:value-type="float" office:value="0.9999999369043">
                <text:p>0.9999999369043</text:p>
              </table:table-cell>
              <table:table-cell office:value-type="float" office:value="0.0000348348">
                <text:p>0.0000348348</text:p>
              </table:table-cell>
            </table:table-row>
            <table:table-row>
              <table:table-cell office:value-type="string"/>
              <table:table-cell office:value-type="float" office:value="0.9999999205672">
                <text:p>0.9999999205672</text:p>
              </table:table-cell>
              <table:table-cell office:value-type="float" office:value="0.0000406613">
                <text:p>0.0000406613</text:p>
              </table:table-cell>
            </table:table-row>
            <table:table-row>
              <table:table-cell office:value-type="string"/>
              <table:table-cell office:value-type="float" office:value="0.9999999">
                <text:p>0.9999999</text:p>
              </table:table-cell>
              <table:table-cell office:value-type="float" office:value="0.0000474625">
                <text:p>0.0000474625</text:p>
              </table:table-cell>
            </table:table-row>
            <table:table-row>
              <table:table-cell office:value-type="string"/>
              <table:table-cell office:value-type="float" office:value="0.999999874107">
                <text:p>0.999999874107</text:p>
              </table:table-cell>
              <table:table-cell office:value-type="float" office:value="0.0000554012">
                <text:p>0.0000554012</text:p>
              </table:table-cell>
            </table:table-row>
            <table:table-row>
              <table:table-cell office:value-type="string"/>
              <table:table-cell office:value-type="float" office:value="0.999999841511">
                <text:p>0.999999841511</text:p>
              </table:table-cell>
              <table:table-cell office:value-type="float" office:value="0.0000646678">
                <text:p>0.0000646678</text:p>
              </table:table-cell>
            </table:table-row>
            <table:table-row>
              <table:table-cell office:value-type="string"/>
              <table:table-cell office:value-type="float" office:value="0.999999800474">
                <text:p>0.999999800474</text:p>
              </table:table-cell>
              <table:table-cell office:value-type="float" office:value="0.0000754844">
                <text:p>0.0000754844</text:p>
              </table:table-cell>
            </table:table-row>
            <table:table-row>
              <table:table-cell office:value-type="string"/>
              <table:table-cell office:value-type="float" office:value="0.999999748811">
                <text:p>0.999999748811</text:p>
              </table:table-cell>
              <table:table-cell office:value-type="float" office:value="0.0000881101">
                <text:p>0.0000881101</text:p>
              </table:table-cell>
            </table:table-row>
            <table:table-row>
              <table:table-cell office:value-type="string"/>
              <table:table-cell office:value-type="float" office:value="0.999999683772">
                <text:p>0.999999683772</text:p>
              </table:table-cell>
              <table:table-cell office:value-type="float" office:value="0.000102848">
                <text:p>0.000102848</text:p>
              </table:table-cell>
            </table:table-row>
            <table:table-row>
              <table:table-cell office:value-type="string"/>
              <table:table-cell office:value-type="float" office:value="0.999999601893">
                <text:p>0.999999601893</text:p>
              </table:table-cell>
              <table:table-cell office:value-type="float" office:value="0.00012005">
                <text:p>0.00012005</text:p>
              </table:table-cell>
            </table:table-row>
            <table:table-row>
              <table:table-cell office:value-type="string"/>
              <table:table-cell office:value-type="float" office:value="0.999999498813">
                <text:p>0.999999498813</text:p>
              </table:table-cell>
              <table:table-cell office:value-type="float" office:value="0.00014013">
                <text:p>0.00014013</text:p>
              </table:table-cell>
            </table:table-row>
            <table:table-row>
              <table:table-cell office:value-type="string"/>
              <table:table-cell office:value-type="float" office:value="0.999999369043">
                <text:p>0.999999369043</text:p>
              </table:table-cell>
              <table:table-cell office:value-type="float" office:value="0.000163569">
                <text:p>0.000163569</text:p>
              </table:table-cell>
            </table:table-row>
            <table:table-row>
              <table:table-cell office:value-type="string"/>
              <table:table-cell office:value-type="float" office:value="0.999999205672">
                <text:p>0.999999205672</text:p>
              </table:table-cell>
              <table:table-cell office:value-type="float" office:value="0.000190928">
                <text:p>0.000190928</text:p>
              </table:table-cell>
            </table:table-row>
            <table:table-row>
              <table:table-cell office:value-type="string"/>
              <table:table-cell office:value-type="float" office:value="0.999999">
                <text:p>0.999999</text:p>
              </table:table-cell>
              <table:table-cell office:value-type="float" office:value="0.000222863">
                <text:p>0.000222863</text:p>
              </table:table-cell>
            </table:table-row>
            <table:table-row>
              <table:table-cell office:value-type="string"/>
              <table:table-cell office:value-type="float" office:value="0.99999874107">
                <text:p>0.99999874107</text:p>
              </table:table-cell>
              <table:table-cell office:value-type="float" office:value="0.00026014">
                <text:p>0.00026014</text:p>
              </table:table-cell>
            </table:table-row>
            <table:table-row>
              <table:table-cell office:value-type="string"/>
              <table:table-cell office:value-type="float" office:value="0.99999841511">
                <text:p>0.99999841511</text:p>
              </table:table-cell>
              <table:table-cell office:value-type="float" office:value="0.000303652">
                <text:p>0.000303652</text:p>
              </table:table-cell>
            </table:table-row>
            <table:table-row>
              <table:table-cell office:value-type="string"/>
              <table:table-cell office:value-type="float" office:value="0.99999800474">
                <text:p>0.99999800474</text:p>
              </table:table-cell>
              <table:table-cell office:value-type="float" office:value="0.000354442">
                <text:p>0.000354442</text:p>
              </table:table-cell>
            </table:table-row>
            <table:table-row>
              <table:table-cell office:value-type="string"/>
              <table:table-cell office:value-type="float" office:value="0.99999748811">
                <text:p>0.99999748811</text:p>
              </table:table-cell>
              <table:table-cell office:value-type="float" office:value="0.000413727">
                <text:p>0.000413727</text:p>
              </table:table-cell>
            </table:table-row>
            <table:table-row>
              <table:table-cell office:value-type="string"/>
              <table:table-cell office:value-type="float" office:value="0.99999683772">
                <text:p>0.99999683772</text:p>
              </table:table-cell>
              <table:table-cell office:value-type="float" office:value="0.000482928">
                <text:p>0.000482928</text:p>
              </table:table-cell>
            </table:table-row>
            <table:table-row>
              <table:table-cell office:value-type="string"/>
              <table:table-cell office:value-type="float" office:value="0.99999601893">
                <text:p>0.99999601893</text:p>
              </table:table-cell>
              <table:table-cell office:value-type="float" office:value="0.000563704">
                <text:p>0.000563704</text:p>
              </table:table-cell>
            </table:table-row>
            <table:table-row>
              <table:table-cell office:value-type="string"/>
              <table:table-cell office:value-type="float" office:value="0.99999498813">
                <text:p>0.99999498813</text:p>
              </table:table-cell>
              <table:table-cell office:value-type="float" office:value="0.00065799">
                <text:p>0.00065799</text:p>
              </table:table-cell>
            </table:table-row>
            <table:table-row>
              <table:table-cell office:value-type="string"/>
              <table:table-cell office:value-type="float" office:value="0.99999369043">
                <text:p>0.99999369043</text:p>
              </table:table-cell>
              <table:table-cell office:value-type="float" office:value="0.000768047">
                <text:p>0.000768047</text:p>
              </table:table-cell>
            </table:table-row>
            <table:table-row>
              <table:table-cell office:value-type="string"/>
              <table:table-cell office:value-type="float" office:value="0.99999205672">
                <text:p>0.99999205672</text:p>
              </table:table-cell>
              <table:table-cell office:value-type="float" office:value="0.000896513">
                <text:p>0.000896513</text:p>
              </table:table-cell>
            </table:table-row>
            <table:table-row>
              <table:table-cell office:value-type="string"/>
              <table:table-cell office:value-type="float" office:value="0.99999">
                <text:p>0.99999</text:p>
              </table:table-cell>
              <table:table-cell office:value-type="float" office:value="0.00104647">
                <text:p>0.00104647</text:p>
              </table:table-cell>
            </table:table-row>
            <table:table-row>
              <table:table-cell office:value-type="string"/>
              <table:table-cell office:value-type="float" office:value="0.9999874107">
                <text:p>0.9999874107</text:p>
              </table:table-cell>
              <table:table-cell office:value-type="float" office:value="0.0012215">
                <text:p>0.0012215</text:p>
              </table:table-cell>
            </table:table-row>
            <table:table-row>
              <table:table-cell office:value-type="string"/>
              <table:table-cell office:value-type="float" office:value="0.9999841511">
                <text:p>0.9999841511</text:p>
              </table:table-cell>
              <table:table-cell office:value-type="float" office:value="0.00142581">
                <text:p>0.00142581</text:p>
              </table:table-cell>
            </table:table-row>
            <table:table-row>
              <table:table-cell office:value-type="string"/>
              <table:table-cell office:value-type="float" office:value="0.9999800474">
                <text:p>0.9999800474</text:p>
              </table:table-cell>
              <table:table-cell office:value-type="float" office:value="0.00166429">
                <text:p>0.00166429</text:p>
              </table:table-cell>
            </table:table-row>
            <table:table-row>
              <table:table-cell office:value-type="string"/>
              <table:table-cell office:value-type="float" office:value="0.9999748811">
                <text:p>0.9999748811</text:p>
              </table:table-cell>
              <table:table-cell office:value-type="float" office:value="0.00194266">
                <text:p>0.00194266</text:p>
              </table:table-cell>
            </table:table-row>
            <table:table-row>
              <table:table-cell office:value-type="string"/>
              <table:table-cell office:value-type="float" office:value="0.9999683772">
                <text:p>0.9999683772</text:p>
              </table:table-cell>
              <table:table-cell office:value-type="float" office:value="0.00226759">
                <text:p>0.00226759</text:p>
              </table:table-cell>
            </table:table-row>
            <table:table-row>
              <table:table-cell office:value-type="string"/>
              <table:table-cell office:value-type="float" office:value="0.9999601893">
                <text:p>0.9999601893</text:p>
              </table:table-cell>
              <table:table-cell office:value-type="float" office:value="0.00264686">
                <text:p>0.00264686</text:p>
              </table:table-cell>
            </table:table-row>
            <table:table-row>
              <table:table-cell office:value-type="string"/>
              <table:table-cell office:value-type="float" office:value="0.9999498813">
                <text:p>0.9999498813</text:p>
              </table:table-cell>
              <table:table-cell office:value-type="float" office:value="0.00308956">
                <text:p>0.00308956</text:p>
              </table:table-cell>
            </table:table-row>
            <table:table-row>
              <table:table-cell office:value-type="string"/>
              <table:table-cell office:value-type="float" office:value="0.9999369043">
                <text:p>0.9999369043</text:p>
              </table:table-cell>
              <table:table-cell office:value-type="float" office:value="0.00360631">
                <text:p>0.00360631</text:p>
              </table:table-cell>
            </table:table-row>
            <table:table-row>
              <table:table-cell office:value-type="string"/>
              <table:table-cell office:value-type="float" office:value="0.9999205672">
                <text:p>0.9999205672</text:p>
              </table:table-cell>
              <table:table-cell office:value-type="float" office:value="0.00420947">
                <text:p>0.00420947</text:p>
              </table:table-cell>
            </table:table-row>
            <table:table-row>
              <table:table-cell office:value-type="string"/>
              <table:table-cell office:value-type="float" office:value="0.9999">
                <text:p>0.9999</text:p>
              </table:table-cell>
              <table:table-cell office:value-type="float" office:value="0.00491351">
                <text:p>0.00491351</text:p>
              </table:table-cell>
            </table:table-row>
            <table:table-row>
              <table:table-cell office:value-type="string"/>
              <table:table-cell office:value-type="float" office:value="0.999874107">
                <text:p>0.999874107</text:p>
              </table:table-cell>
              <table:table-cell office:value-type="float" office:value="0.00573528">
                <text:p>0.00573528</text:p>
              </table:table-cell>
            </table:table-row>
            <table:table-row>
              <table:table-cell office:value-type="string"/>
              <table:table-cell office:value-type="float" office:value="0.999841511">
                <text:p>0.999841511</text:p>
              </table:table-cell>
              <table:table-cell office:value-type="float" office:value="0.00669446">
                <text:p>0.00669446</text:p>
              </table:table-cell>
            </table:table-row>
            <table:table-row>
              <table:table-cell office:value-type="string"/>
              <table:table-cell office:value-type="float" office:value="0.999800474">
                <text:p>0.999800474</text:p>
              </table:table-cell>
              <table:table-cell office:value-type="float" office:value="0.00781402">
                <text:p>0.00781402</text:p>
              </table:table-cell>
            </table:table-row>
            <table:table-row>
              <table:table-cell office:value-type="string"/>
              <table:table-cell office:value-type="float" office:value="0.999748811">
                <text:p>0.999748811</text:p>
              </table:table-cell>
              <table:table-cell office:value-type="float" office:value="0.00912077">
                <text:p>0.00912077</text:p>
              </table:table-cell>
            </table:table-row>
            <table:table-row>
              <table:table-cell office:value-type="string"/>
              <table:table-cell office:value-type="float" office:value="0.999683772">
                <text:p>0.999683772</text:p>
              </table:table-cell>
              <table:table-cell office:value-type="float" office:value="0.010646">
                <text:p>0.010646</text:p>
              </table:table-cell>
            </table:table-row>
            <table:table-row>
              <table:table-cell office:value-type="string"/>
              <table:table-cell office:value-type="float" office:value="0.999601893">
                <text:p>0.999601893</text:p>
              </table:table-cell>
              <table:table-cell office:value-type="float" office:value="0.0124261">
                <text:p>0.0124261</text:p>
              </table:table-cell>
            </table:table-row>
            <table:table-row>
              <table:table-cell office:value-type="string"/>
              <table:table-cell office:value-type="float" office:value="0.999498813">
                <text:p>0.999498813</text:p>
              </table:table-cell>
              <table:table-cell office:value-type="float" office:value="0.0145037">
                <text:p>0.0145037</text:p>
              </table:table-cell>
            </table:table-row>
            <table:table-row>
              <table:table-cell office:value-type="string"/>
              <table:table-cell office:value-type="float" office:value="0.999369043">
                <text:p>0.999369043</text:p>
              </table:table-cell>
              <table:table-cell office:value-type="float" office:value="0.0169284">
                <text:p>0.0169284</text:p>
              </table:table-cell>
            </table:table-row>
            <table:table-row>
              <table:table-cell office:value-type="string"/>
              <table:table-cell office:value-type="float" office:value="0.999205672">
                <text:p>0.999205672</text:p>
              </table:table-cell>
              <table:table-cell office:value-type="float" office:value="0.0197581">
                <text:p>0.0197581</text:p>
              </table:table-cell>
            </table:table-row>
            <table:table-row>
              <table:table-cell office:value-type="string"/>
              <table:table-cell office:value-type="float" office:value="0.999">
                <text:p>0.999</text:p>
              </table:table-cell>
              <table:table-cell office:value-type="float" office:value="0.0230603">
                <text:p>0.0230603</text:p>
              </table:table-cell>
            </table:table-row>
            <table:table-row>
              <table:table-cell office:value-type="string"/>
              <table:table-cell office:value-type="float" office:value="0.99874107">
                <text:p>0.99874107</text:p>
              </table:table-cell>
              <table:table-cell office:value-type="float" office:value="0.0269137">
                <text:p>0.0269137</text:p>
              </table:table-cell>
            </table:table-row>
            <table:table-row>
              <table:table-cell office:value-type="string"/>
              <table:table-cell office:value-type="float" office:value="0.99841511">
                <text:p>0.99841511</text:p>
              </table:table-cell>
              <table:table-cell office:value-type="float" office:value="0.0314097">
                <text:p>0.0314097</text:p>
              </table:table-cell>
            </table:table-row>
            <table:table-row>
              <table:table-cell office:value-type="string"/>
              <table:table-cell office:value-type="float" office:value="0.99800474">
                <text:p>0.99800474</text:p>
              </table:table-cell>
              <table:table-cell office:value-type="float" office:value="0.036655">
                <text:p>0.036655</text:p>
              </table:table-cell>
            </table:table-row>
            <table:table-row>
              <table:table-cell office:value-type="string"/>
              <table:table-cell office:value-type="float" office:value="0.99748811">
                <text:p>0.99748811</text:p>
              </table:table-cell>
              <table:table-cell office:value-type="float" office:value="0.0427738">
                <text:p>0.0427738</text:p>
              </table:table-cell>
            </table:table-row>
            <table:table-row>
              <table:table-cell office:value-type="string"/>
              <table:table-cell office:value-type="float" office:value="0.99683772">
                <text:p>0.99683772</text:p>
              </table:table-cell>
              <table:table-cell office:value-type="float" office:value="0.0499102">
                <text:p>0.0499102</text:p>
              </table:table-cell>
            </table:table-row>
            <table:table-row>
              <table:table-cell office:value-type="string"/>
              <table:table-cell office:value-type="float" office:value="0.99601893">
                <text:p>0.99601893</text:p>
              </table:table-cell>
              <table:table-cell office:value-type="float" office:value="0.0582316">
                <text:p>0.0582316</text:p>
              </table:table-cell>
            </table:table-row>
            <table:table-row>
              <table:table-cell office:value-type="string"/>
              <table:table-cell office:value-type="float" office:value="0.99498813">
                <text:p>0.99498813</text:p>
              </table:table-cell>
              <table:table-cell office:value-type="float" office:value="0.0679323">
                <text:p>0.0679323</text:p>
              </table:table-cell>
            </table:table-row>
            <table:table-row>
              <table:table-cell office:value-type="string"/>
              <table:table-cell office:value-type="float" office:value="0.99369043">
                <text:p>0.99369043</text:p>
              </table:table-cell>
              <table:table-cell office:value-type="float" office:value="0.0792367">
                <text:p>0.0792367</text:p>
              </table:table-cell>
            </table:table-row>
            <table:table-row>
              <table:table-cell office:value-type="string"/>
              <table:table-cell office:value-type="float" office:value="0.99205672">
                <text:p>0.99205672</text:p>
              </table:table-cell>
              <table:table-cell office:value-type="float" office:value="0.0924043">
                <text:p>0.0924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